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end"/>
    </style:style>
    <style:style style:name="T2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P3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olumn5" style:family="table-column">
      <style:table-column-properties style:column-width="0.3458in"/>
    </style:style>
    <style:style style:name="TableColumn6" style:family="table-column">
      <style:table-column-properties style:column-width="1.4513in"/>
    </style:style>
    <style:style style:name="TableColumn7" style:family="table-column">
      <style:table-column-properties style:column-width="0.4868in"/>
    </style:style>
    <style:style style:name="TableColumn8" style:family="table-column">
      <style:table-column-properties style:column-width="0.5361in"/>
    </style:style>
    <style:style style:name="TableColumn9" style:family="table-column">
      <style:table-column-properties style:column-width="0.9118in"/>
    </style:style>
    <style:style style:name="TableColumn10" style:family="table-column">
      <style:table-column-properties style:column-width="0.9166in"/>
    </style:style>
    <style:style style:name="TableColumn11" style:family="table-column">
      <style:table-column-properties style:column-width="0.8597in"/>
    </style:style>
    <style:style style:name="TableColumn12" style:family="table-column">
      <style:table-column-properties style:column-width="1.084in"/>
    </style:style>
    <style:style style:name="Table4" style:family="table">
      <style:table-properties style:width="6.5923in" fo:margin-left="0in" table:align="center"/>
    </style:style>
    <style:style style:name="TableRow13" style:family="table-row">
      <style:table-row-properties style:min-row-height="0.5909in" fo:keep-together="always"/>
    </style:style>
    <style:style style:name="TableCell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20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21" style:parent-style-name="Обычный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Row26" style:family="table-row">
      <style:table-row-properties style:min-row-height="0.75in"/>
    </style:style>
    <style:style style:name="P27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P28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P29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P30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Row39" style:family="table-row">
      <style:table-row-properties style:min-row-height="0.5909in"/>
    </style:style>
    <style:style style:name="TableCell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Row56" style:family="table-row">
      <style:table-row-properties style:min-row-height="0.5909in"/>
    </style:style>
    <style:style style:name="TableCell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Row73" style:family="table-row">
      <style:table-row-properties style:min-row-height="0.5909in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Row90" style:family="table-row">
      <style:table-row-properties style:min-row-height="0.5909in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Row107" style:family="table-row">
      <style:table-row-properties style:min-row-height="0.5909in"/>
    </style:style>
    <style:style style:name="TableCell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1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Row124" style:family="table-row">
      <style:table-row-properties style:min-row-height="0.5909in"/>
    </style:style>
    <style:style style:name="TableCell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1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1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1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Row141" style:family="table-row">
      <style:table-row-properties style:min-row-height="0.5909in"/>
    </style:style>
    <style:style style:name="TableCell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Row158" style:family="table-row">
      <style:table-row-properties style:min-row-height="0.5909in"/>
    </style:style>
    <style:style style:name="TableCell1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Row175" style:family="table-row">
      <style:table-row-properties style:min-row-height="0.5909in"/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Row192" style:family="table-row">
      <style:table-row-properties style:min-row-height="0.5909in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Row209" style:family="table-row">
      <style:table-row-properties style:min-row-height="0.5909in"/>
    </style:style>
    <style:style style:name="TableCell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9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1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5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Row226" style:family="table-row">
      <style:table-row-properties style:min-row-height="0.5909in"/>
    </style:style>
    <style:style style:name="TableCell2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8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0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2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2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6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2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8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2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0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2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2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Row243" style:family="table-row">
      <style:table-row-properties style:min-row-height="0.5909in"/>
    </style:style>
    <style:style style:name="TableCell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5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7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9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2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1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3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2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5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7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2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9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Row260" style:family="table-row">
      <style:table-row-properties style:min-row-height="0.5909in"/>
    </style:style>
    <style:style style:name="TableCell2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2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2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4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2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6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2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0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2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2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2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4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2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6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Row277" style:family="table-row">
      <style:table-row-properties style:min-row-height="0.5909in"/>
    </style:style>
    <style:style style:name="TableCell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2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3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2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5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2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7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9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1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2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3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Row294" style:family="table-row">
      <style:table-row-properties style:min-row-height="0.5909in"/>
    </style:style>
    <style:style style:name="TableCell2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6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2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8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2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0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3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2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3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4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3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6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3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8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3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0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Row311" style:family="table-row">
      <style:table-row-properties style:min-row-height="0.5909in"/>
    </style:style>
    <style:style style:name="TableCell3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3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5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7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3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9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3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1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3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3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3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5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3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7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Row328" style:family="table-row">
      <style:table-row-properties style:min-row-height="0.5909in"/>
    </style:style>
    <style:style style:name="TableCell3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0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3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2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3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4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3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6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3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8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3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0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3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2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3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4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Row345" style:family="table-row">
      <style:table-row-properties style:min-row-height="0.5909in"/>
    </style:style>
    <style:style style:name="TableCell3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7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3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9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3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1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3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3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3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5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3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7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3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9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3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1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Row362" style:family="table-row">
      <style:table-row-properties style:min-row-height="0.5909in"/>
    </style:style>
    <style:style style:name="TableCell3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4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3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6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3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8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0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3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2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3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4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3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6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8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Row379" style:family="table-row">
      <style:table-row-properties style:min-row-height="0.5909in"/>
    </style:style>
    <style:style style:name="TableCell3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1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3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3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3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5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3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7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3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9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3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1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3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3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3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5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Row396" style:family="table-row">
      <style:table-row-properties style:min-row-height="0.5909in"/>
    </style:style>
    <style:style style:name="TableCell3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8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3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0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4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2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4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4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4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6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4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8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4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0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4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2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Row413" style:family="table-row">
      <style:table-row-properties style:min-row-height="0.5909in"/>
    </style:style>
    <style:style style:name="TableCell4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5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4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7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4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9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4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1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4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3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4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5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4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7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4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9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Row430" style:family="table-row">
      <style:table-row-properties style:min-row-height="0.5909in"/>
    </style:style>
    <style:style style:name="TableCell4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2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4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4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4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6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4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8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4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0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4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2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4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4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4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6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Row447" style:family="table-row">
      <style:table-row-properties style:min-row-height="0.5909in"/>
    </style:style>
    <style:style style:name="TableCell4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9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4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1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4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3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4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5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4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7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4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9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4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1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4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3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Row464" style:family="table-row">
      <style:table-row-properties style:min-row-height="0.5909in"/>
    </style:style>
    <style:style style:name="TableCell4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6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4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8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4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0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4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2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4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4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4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6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4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8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4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0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Row481" style:family="table-row">
      <style:table-row-properties style:min-row-height="0.5909in"/>
    </style:style>
    <style:style style:name="TableCell4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3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4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5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4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7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4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9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4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1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4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3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4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5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4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7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Row498" style:family="table-row">
      <style:table-row-properties style:min-row-height="0.5909in"/>
    </style:style>
    <style:style style:name="TableCell4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0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5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2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5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4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5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6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5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8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5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0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5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2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5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4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Row515" style:family="table-row">
      <style:table-row-properties style:min-row-height="0.5909in"/>
    </style:style>
    <style:style style:name="TableCell5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7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5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9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5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1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5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3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5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5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5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7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5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9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5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1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Row532" style:family="table-row">
      <style:table-row-properties style:min-row-height="0.5909in"/>
    </style:style>
    <style:style style:name="TableCell5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4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5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6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5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8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5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0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5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2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5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4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5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6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ableCell5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8" style:parent-style-name="Обычный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P549" style:parent-style-name="Обычный" style:family="paragraph">
      <style:paragraph-properties fo:text-align="justify"/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P550" style:parent-style-name="Обычный" style:family="paragraph">
      <style:paragraph-properties fo:text-align="center"/>
    </style:style>
    <style:style style:name="T551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5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olumn554" style:family="table-column">
      <style:table-column-properties style:column-width="0.7298in"/>
    </style:style>
    <style:style style:name="TableColumn555" style:family="table-column">
      <style:table-column-properties style:column-width="0.6381in"/>
    </style:style>
    <style:style style:name="TableColumn556" style:family="table-column">
      <style:table-column-properties style:column-width="1.1354in"/>
    </style:style>
    <style:style style:name="TableColumn557" style:family="table-column">
      <style:table-column-properties style:column-width="1.0812in"/>
    </style:style>
    <style:style style:name="TableColumn558" style:family="table-column">
      <style:table-column-properties style:column-width="0.7659in"/>
    </style:style>
    <style:style style:name="TableColumn559" style:family="table-column">
      <style:table-column-properties style:column-width="1.0576in"/>
    </style:style>
    <style:style style:name="TableColumn560" style:family="table-column">
      <style:table-column-properties style:column-width="1.0812in"/>
    </style:style>
    <style:style style:name="Table553" style:family="table">
      <style:table-properties style:width="6.4895in" fo:margin-left="0in" table:align="left"/>
    </style:style>
    <style:style style:name="TableRow561" style:family="table-row">
      <style:table-row-properties/>
    </style:style>
    <style:style style:name="TableCell5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5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5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Row568" style:family="table-row">
      <style:table-row-properties/>
    </style:style>
    <style:style style:name="P56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5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5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5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5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Row578" style:family="table-row">
      <style:table-row-properties/>
    </style:style>
    <style:style style:name="P57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58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5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5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58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5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5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Row590" style:family="table-row">
      <style:table-row-properties/>
    </style:style>
    <style:style style:name="TableCell5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5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5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5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5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6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6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Row605" style:family="table-row">
      <style:table-row-properties/>
    </style:style>
    <style:style style:name="TableCell6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6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6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6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6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6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6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Row620" style:family="table-row">
      <style:table-row-properties/>
    </style:style>
    <style:style style:name="TableCell6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6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6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6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6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6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6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635" style:parent-style-name="Обычный" style:family="paragraph">
      <style:paragraph-properties fo:text-align="justify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636" style:parent-style-name="Обычный" style:family="paragraph">
      <style:paragraph-properties fo:text-align="center">
        <style:tab-stops>
          <style:tab-stop style:type="left" style:position="0.7708in"/>
        </style:tab-stops>
      </style:paragraph-properties>
    </style:style>
    <style:style style:name="T637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638" style:parent-style-name="Основнойшрифтабзаца" style:family="text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 fo:language="en" fo:country="US"/>
    </style:style>
    <style:style style:name="T63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olumn641" style:family="table-column">
      <style:table-column-properties style:column-width="0.7208in"/>
    </style:style>
    <style:style style:name="TableColumn642" style:family="table-column">
      <style:table-column-properties style:column-width="0.7208in"/>
    </style:style>
    <style:style style:name="TableColumn643" style:family="table-column">
      <style:table-column-properties style:column-width="0.7208in"/>
    </style:style>
    <style:style style:name="TableColumn644" style:family="table-column">
      <style:table-column-properties style:column-width="0.7208in"/>
    </style:style>
    <style:style style:name="TableColumn645" style:family="table-column">
      <style:table-column-properties style:column-width="0.7208in"/>
    </style:style>
    <style:style style:name="TableColumn646" style:family="table-column">
      <style:table-column-properties style:column-width="0.7208in"/>
    </style:style>
    <style:style style:name="TableColumn647" style:family="table-column">
      <style:table-column-properties style:column-width="0.7215in"/>
    </style:style>
    <style:style style:name="TableColumn648" style:family="table-column">
      <style:table-column-properties style:column-width="0.7215in"/>
    </style:style>
    <style:style style:name="TableColumn649" style:family="table-column">
      <style:table-column-properties style:column-width="0.7215in"/>
    </style:style>
    <style:style style:name="Table640" style:family="table">
      <style:table-properties style:width="6.4895in" fo:margin-left="0in" table:align="left"/>
    </style:style>
    <style:style style:name="TableRow650" style:family="table-row">
      <style:table-row-properties/>
    </style:style>
    <style:style style:name="TableCell6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6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65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656" style:parent-style-name="Основнойшрифтабзаца" style:family="text">
      <style:text-properties style:font-name="Times New Roman" style:font-name-complex="Times New Roman" fo:font-weight="bold" style:font-weight-asian="bold" style:text-position="sub 64.2%" fo:font-size="14pt" style:font-size-asian="14pt" style:font-size-complex="14pt"/>
    </style:style>
    <style:style style:name="TableCell6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65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660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ableRow661" style:family="table-row">
      <style:table-row-properties/>
    </style:style>
    <style:style style:name="P66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66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6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6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6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6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6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6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6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Row678" style:family="table-row">
      <style:table-row-properties/>
    </style:style>
    <style:style style:name="TableCell6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6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6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6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6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6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6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6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6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Row697" style:family="table-row">
      <style:table-row-properties/>
    </style:style>
    <style:style style:name="TableCell698" style:family="table-cell">
      <style:table-cell-properties fo:border-top="0.0069in solid #000000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69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700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70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702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70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704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70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706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70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708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70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710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71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712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71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714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71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Row716" style:family="table-row">
      <style:table-row-properties/>
    </style:style>
    <style:style style:name="TableCell717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71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71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2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72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2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72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2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72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2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72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2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72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3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73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3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733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73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Row735" style:family="table-row">
      <style:table-row-properties/>
    </style:style>
    <style:style style:name="TableCell736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73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73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3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74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4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74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4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74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4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74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4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74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4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75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5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752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75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Row754" style:family="table-row">
      <style:table-row-properties/>
    </style:style>
    <style:style style:name="TableCell755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75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75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5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75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6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76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6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76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6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76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6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76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6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76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7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771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77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Row773" style:family="table-row">
      <style:table-row-properties/>
    </style:style>
    <style:style style:name="TableCell774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77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77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7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77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7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78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8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78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8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78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8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78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8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78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8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790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79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Row792" style:family="table-row">
      <style:table-row-properties/>
    </style:style>
    <style:style style:name="TableCell793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79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79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9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79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9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79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0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80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0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80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0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80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0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80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0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809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81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Row811" style:family="table-row">
      <style:table-row-properties/>
    </style:style>
    <style:style style:name="TableCell812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81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81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1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81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1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81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1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82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2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82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2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82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2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82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2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828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82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Row830" style:family="table-row">
      <style:table-row-properties/>
    </style:style>
    <style:style style:name="TableCell83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83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833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83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835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83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837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83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839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84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841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84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843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84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845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84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84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4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849" style:parent-style-name="Обычный" style:family="paragraph">
      <style:paragraph-properties fo:text-align="justify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850" style:parent-style-name="Обычный" style:family="paragraph">
      <style:paragraph-properties fo:text-align="justify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851" style:parent-style-name="Обычный" style:family="paragraph">
      <style:paragraph-properties fo:text-align="justify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852" style:parent-style-name="Обычный" style:family="paragraph">
      <style:paragraph-properties fo:text-align="justify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olumn854" style:family="table-column">
      <style:table-column-properties style:column-width="0.4284in"/>
    </style:style>
    <style:style style:name="TableColumn855" style:family="table-column">
      <style:table-column-properties style:column-width="2.6625in"/>
    </style:style>
    <style:style style:name="TableColumn856" style:family="table-column">
      <style:table-column-properties style:column-width="0.6527in"/>
    </style:style>
    <style:style style:name="TableColumn857" style:family="table-column">
      <style:table-column-properties style:column-width="0.4791in"/>
    </style:style>
    <style:style style:name="TableColumn858" style:family="table-column">
      <style:table-column-properties style:column-width="0.4791in"/>
    </style:style>
    <style:style style:name="TableColumn859" style:family="table-column">
      <style:table-column-properties style:column-width="0.4791in"/>
    </style:style>
    <style:style style:name="TableColumn860" style:family="table-column">
      <style:table-column-properties style:column-width="0.4784in"/>
    </style:style>
    <style:style style:name="TableColumn861" style:family="table-column">
      <style:table-column-properties style:column-width="0.5666in"/>
    </style:style>
    <style:style style:name="TableColumn862" style:family="table-column">
      <style:table-column-properties style:column-width="0.5659in"/>
    </style:style>
    <style:style style:name="Table853" style:family="table">
      <style:table-properties style:width="6.7923in" fo:margin-left="-0.102in" table:align="left"/>
    </style:style>
    <style:style style:name="TableRow863" style:family="table-row">
      <style:table-row-properties/>
    </style:style>
    <style:style style:name="TableCell8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86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86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8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8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Row872" style:family="table-row">
      <style:table-row-properties style:min-row-height="0.5472in" fo:keep-together="always"/>
    </style:style>
    <style:style style:name="P87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87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875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876" style:parent-style-name="Обычный" style:family="paragraph">
      <style:paragraph-properties fo:text-align="center" fo:margin-bottom="0in" fo:line-height="100%" fo:margin-left="0.0784in" fo:margin-right="0.0784in">
        <style:tab-stops>
          <style:tab-stop style:type="left" style:position="0.6923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8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879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880" style:parent-style-name="Обычный" style:family="paragraph">
      <style:paragraph-properties fo:text-align="center" fo:margin-bottom="0in" fo:line-height="100%" fo:margin-left="0.0784in" fo:margin-right="0.0784in">
        <style:tab-stops>
          <style:tab-stop style:type="left" style:position="0.6923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Row881" style:family="table-row">
      <style:table-row-properties style:min-row-height="1.5625in" fo:keep-together="always"/>
    </style:style>
    <style:style style:name="P88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88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88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885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886" style:parent-style-name="Обычный" style:family="paragraph">
      <style:paragraph-properties fo:text-align="center" fo:margin-bottom="0in" fo:line-height="100%" fo:margin-left="0.0784in" fo:margin-right="0.0784in">
        <style:tab-stops>
          <style:tab-stop style:type="left" style:position="0.6923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887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888" style:parent-style-name="Обычный" style:family="paragraph">
      <style:paragraph-properties fo:text-align="center" fo:margin-bottom="0in" fo:line-height="100%" fo:margin-left="0.0784in" fo:margin-right="0.0784in">
        <style:tab-stops>
          <style:tab-stop style:type="left" style:position="0.6923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889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890" style:parent-style-name="Обычный" style:family="paragraph">
      <style:paragraph-properties fo:text-align="center" fo:margin-bottom="0in" fo:line-height="100%" fo:margin-left="0.0784in" fo:margin-right="0.0784in">
        <style:tab-stops>
          <style:tab-stop style:type="left" style:position="0.6923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891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892" style:parent-style-name="Обычный" style:family="paragraph">
      <style:paragraph-properties fo:text-align="center" fo:margin-bottom="0in" fo:line-height="100%" fo:margin-left="0.0784in" fo:margin-right="0.0784in">
        <style:tab-stops>
          <style:tab-stop style:type="left" style:position="0.6923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893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894" style:parent-style-name="Обычный" style:family="paragraph">
      <style:paragraph-properties fo:text-align="center" fo:margin-bottom="0in" fo:line-height="100%" fo:margin-left="0.0784in" fo:margin-right="0.0784in">
        <style:tab-stops>
          <style:tab-stop style:type="left" style:position="0.6923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89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Row896" style:family="table-row">
      <style:table-row-properties/>
    </style:style>
    <style:style style:name="TableCell8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89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900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Row901" style:family="table-row">
      <style:table-row-properties/>
    </style:style>
    <style:style style:name="TableCell9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9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5" style:parent-style-name="Обычный" style:family="paragraph">
      <style:paragraph-properties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9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9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9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9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9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9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9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Row920" style:family="table-row">
      <style:table-row-properties/>
    </style:style>
    <style:style style:name="TableCell9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9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4" style:parent-style-name="Обычный" style:family="paragraph">
      <style:paragraph-properties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9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9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9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9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9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9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9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Row939" style:family="table-row">
      <style:table-row-properties/>
    </style:style>
    <style:style style:name="TableCell9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9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3" style:parent-style-name="Обычный" style:family="paragraph">
      <style:paragraph-properties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9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9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9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9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9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9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9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Row958" style:family="table-row">
      <style:table-row-properties/>
    </style:style>
    <style:style style:name="TableCell9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9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2" style:parent-style-name="Обычный" style:family="paragraph">
      <style:paragraph-properties fo:text-align="end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9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9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9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9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9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9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9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Row977" style:family="table-row">
      <style:table-row-properties/>
    </style:style>
    <style:style style:name="TableCell9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980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981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Row982" style:family="table-row">
      <style:table-row-properties/>
    </style:style>
    <style:style style:name="TableCell9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9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6" style:parent-style-name="Обычный" style:family="paragraph">
      <style:paragraph-properties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9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9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9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9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9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9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9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Row1001" style:family="table-row">
      <style:table-row-properties/>
    </style:style>
    <style:style style:name="TableCell10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10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5" style:parent-style-name="Обычный" style:family="paragraph">
      <style:paragraph-properties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10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10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10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10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10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10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10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Row1020" style:family="table-row">
      <style:table-row-properties/>
    </style:style>
    <style:style style:name="TableCell10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10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4" style:parent-style-name="Обычный" style:family="paragraph">
      <style:paragraph-properties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10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10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10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10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10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10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10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Row1039" style:family="table-row">
      <style:table-row-properties/>
    </style:style>
    <style:style style:name="TableCell10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10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3" style:parent-style-name="Обычный" style:family="paragraph">
      <style:paragraph-properties fo:text-align="end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10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10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10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10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10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10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10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Row1058" style:family="table-row">
      <style:table-row-properties style:min-row-height="0.1562in"/>
    </style:style>
    <style:style style:name="TableCell10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10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2" style:parent-style-name="Обычный" style:family="paragraph">
      <style:paragraph-properties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10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10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10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10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10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10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10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77" style:parent-style-name="Обычный" style:family="paragraph">
      <style:paragraph-properties fo:text-align="justify" fo:margin-bottom="0in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78" style:parent-style-name="Обычный" style:family="paragraph">
      <style:paragraph-properties fo:text-align="justify" fo:margin-bottom="0in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79" style:parent-style-name="Обычный" style:family="paragraph">
      <style:paragraph-properties fo:text-align="justify" fo:margin-bottom="0in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1081" style:family="table-column">
      <style:table-column-properties style:column-width="0.843in"/>
    </style:style>
    <style:style style:name="TableColumn1082" style:family="table-column">
      <style:table-column-properties style:column-width="2.7861in"/>
    </style:style>
    <style:style style:name="TableColumn1083" style:family="table-column">
      <style:table-column-properties style:column-width="3.6555in"/>
    </style:style>
    <style:style style:name="Table1080" style:family="table">
      <style:table-properties style:width="7.2847in" fo:margin-left="-0.4958in" table:align="left"/>
    </style:style>
    <style:style style:name="TableRow1084" style:family="table-row">
      <style:table-row-properties/>
    </style:style>
    <style:style style:name="TableCell10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10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Row1089" style:family="table-row">
      <style:table-row-properties style:min-row-height="0.9506in"/>
    </style:style>
    <style:style style:name="TableCell1090" style:family="table-cell">
      <style:table-cell-properties fo:border="0.0069in solid #000000" style:writing-mode="lr-tb" fo:padding-top="0in" fo:padding-left="0.075in" fo:padding-bottom="0in" fo:padding-right="0.075in"/>
    </style:style>
    <style:style style:name="P109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10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109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TableCell10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ableRow1097" style:family="table-row">
      <style:table-row-properties style:min-row-height="0.8763in"/>
    </style:style>
    <style:style style:name="P109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10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1101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ableCell1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ableRow1104" style:family="table-row">
      <style:table-row-properties style:min-row-height="0.9777in"/>
    </style:style>
    <style:style style:name="P110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1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1108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ableCell1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111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TableRow1112" style:family="table-row">
      <style:table-row-properties style:min-row-height="0.743in"/>
    </style:style>
    <style:style style:name="P111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ableCell1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ableCell1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1118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111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Row1120" style:family="table-row">
      <style:table-row-properties style:min-row-height="1.0763in"/>
    </style:style>
    <style:style style:name="TableCell1121" style:family="table-cell">
      <style:table-cell-properties fo:border="0.0069in solid #000000" style:writing-mode="lr-tb" fo:padding-top="0in" fo:padding-left="0.075in" fo:padding-bottom="0in" fo:padding-right="0.075in"/>
    </style:style>
    <style:style style:name="P112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TableCell11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ableCell1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ableRow1127" style:family="table-row">
      <style:table-row-properties style:min-row-height="0.9354in"/>
    </style:style>
    <style:style style:name="P112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1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1131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ableCell1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ableRow1134" style:family="table-row">
      <style:table-row-properties style:min-row-height="1.0756in"/>
    </style:style>
    <style:style style:name="P113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1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1138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ableCell1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ableRow1141" style:family="table-row">
      <style:table-row-properties style:min-row-height="1.4777in"/>
    </style:style>
    <style:style style:name="P114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1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ableCell1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P1147" style:parent-style-name="Обычный" style:family="paragraph">
      <style:paragraph-properties fo:text-align="justify" fo:margin-bottom="0in">
        <style:tab-stops>
          <style:tab-stop style:type="left" style:position="0.7708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<text:span text:style-name="T2">Таблица 1</text:span></text:p>
      <text:p text:style-name="P3">Список оборудования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header-rows>
          <table:table-row table:style-name="TableRow13">
            <table:table-cell table:style-name="TableCell14" table:number-rows-spanned="2">
              <text:p text:style-name="P15">№</text:p>
            </table:table-cell>
            <table:table-cell table:style-name="TableCell16" table:number-rows-spanned="2">
              <text:p text:style-name="P17">Наименование</text:p>
            </table:table-cell>
            <table:table-cell table:style-name="TableCell18" table:number-rows-spanned="2">
              <text:p text:style-name="P19">Код</text:p>
            </table:table-cell>
            <table:table-cell table:style-name="TableCell20" table:number-rows-spanned="2">
              <text:p text:style-name="P21">Завод изготовитель</text:p>
            </table:table-cell>
            <table:table-cell table:style-name="TableCell22" table:number-columns-spanned="2">
              <text:p text:style-name="P23">Дата</text:p>
            </table:table-cell>
            <table:covered-table-cell/>
            <table:table-cell table:style-name="TableCell24" table:number-columns-spanned="2">
              <text:p text:style-name="P25">Цена</text:p>
            </table:table-cell>
            <table:covered-table-cell/>
          </table:table-row>
          <table:table-row table:style-name="TableRow26">
            <table:covered-table-cell>
              <text:p text:style-name="P27"/>
            </table:covered-table-cell>
            <table:covered-table-cell>
              <text:p text:style-name="P28"/>
            </table:covered-table-cell>
            <table:covered-table-cell>
              <text:p text:style-name="P29"/>
            </table:covered-table-cell>
            <table:covered-table-cell>
              <text:p text:style-name="P30"/>
            </table:covered-table-cell>
            <table:table-cell table:style-name="TableCell31">
              <text:p text:style-name="P32">выпуска</text:p>
            </table:table-cell>
            <table:table-cell table:style-name="TableCell33">
              <text:p text:style-name="P34">продажи</text:p>
            </table:table-cell>
            <table:table-cell table:style-name="TableCell35">
              <text:p text:style-name="P36">оптовая</text:p>
            </table:table-cell>
            <table:table-cell table:style-name="TableCell37">
              <text:p text:style-name="P38">розничная</text:p>
            </table:table-cell>
          </table:table-row>
        </table:table-header-rows>
        <table:table-row table:style-name="TableRow39">
          <table:table-cell table:style-name="TableCell40">
            <text:p text:style-name="P41">1</text:p>
          </table:table-cell>
          <table:table-cell table:style-name="TableCell42"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2</text:p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3</text:p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4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5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6</text:p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>7</text:p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8</text:p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>9</text:p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10</text:p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11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>12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>13</text:p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>14</text:p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>
            <text:p text:style-name="P279">15</text:p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</table:table-row>
        <table:table-row table:style-name="TableRow294">
          <table:table-cell table:style-name="TableCell295">
            <text:p text:style-name="P296">16</text:p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</table:table-row>
        <table:table-row table:style-name="TableRow311">
          <table:table-cell table:style-name="TableCell312">
            <text:p text:style-name="P313">17</text:p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</table:table-row>
        <table:table-row table:style-name="TableRow328">
          <table:table-cell table:style-name="TableCell329">
            <text:p text:style-name="P330">18</text:p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</table:table-row>
        <table:table-row table:style-name="TableRow345">
          <table:table-cell table:style-name="TableCell346">
            <text:p text:style-name="P347">19</text:p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</table:table-row>
        <table:table-row table:style-name="TableRow362">
          <table:table-cell table:style-name="TableCell363">
            <text:p text:style-name="P364">20</text:p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</table:table-row>
        <table:table-row table:style-name="TableRow379">
          <table:table-cell table:style-name="TableCell380">
            <text:p text:style-name="P381">21</text:p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</table:table-row>
        <table:table-row table:style-name="TableRow396">
          <table:table-cell table:style-name="TableCell397">
            <text:p text:style-name="P398">22</text:p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</table:table-row>
        <table:table-row table:style-name="TableRow413">
          <table:table-cell table:style-name="TableCell414">
            <text:p text:style-name="P415">23</text:p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</table:table-row>
        <table:table-row table:style-name="TableRow430">
          <table:table-cell table:style-name="TableCell431">
            <text:p text:style-name="P432">24</text:p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</table:table-row>
        <table:table-row table:style-name="TableRow447">
          <table:table-cell table:style-name="TableCell448">
            <text:p text:style-name="P449">25</text:p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</table:table-row>
        <table:table-row table:style-name="TableRow464">
          <table:table-cell table:style-name="TableCell465">
            <text:p text:style-name="P466">26</text:p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</table:table-row>
        <table:table-row table:style-name="TableRow481">
          <table:table-cell table:style-name="TableCell482">
            <text:p text:style-name="P483">27</text:p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</table:table-row>
        <table:table-row table:style-name="TableRow498">
          <table:table-cell table:style-name="TableCell499">
            <text:p text:style-name="P500">28</text:p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</table:table-row>
        <table:table-row table:style-name="TableRow515">
          <table:table-cell table:style-name="TableCell516">
            <text:p text:style-name="P517">29</text:p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</table:table-row>
        <table:table-row table:style-name="TableRow532">
          <table:table-cell table:style-name="TableCell533">
            <text:p text:style-name="P534">30</text:p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</table:table-row>
      </table:table>
      <text:p text:style-name="P549"/>
      <text:p text:style-name="P550"><text:span text:style-name="T551">Численность населения</text:span><text:span text:style-name="T552"><text:tab/></text:span></text:p>
      <table:table table:style-name="Table553">
        <table:table-columns>
          <table:table-column table:style-name="TableColumn554"/>
          <table:table-column table:style-name="TableColumn555"/>
          <table:table-column table:style-name="TableColumn556"/>
          <table:table-column table:style-name="TableColumn557"/>
          <table:table-column table:style-name="TableColumn558"/>
          <table:table-column table:style-name="TableColumn559"/>
          <table:table-column table:style-name="TableColumn560"/>
        </table:table-columns>
        <table:table-row table:style-name="TableRow561">
          <table:table-cell table:style-name="TableCell562" table:number-rows-spanned="3">
            <text:p text:style-name="P563">Город</text:p>
          </table:table-cell>
          <table:table-cell table:style-name="TableCell564" table:number-columns-spanned="3">
            <text:p text:style-name="P565">2021</text:p>
          </table:table-cell>
          <table:covered-table-cell/>
          <table:covered-table-cell/>
          <table:table-cell table:style-name="TableCell566" table:number-columns-spanned="3">
            <text:p text:style-name="P567">2022</text:p>
          </table:table-cell>
          <table:covered-table-cell/>
          <table:covered-table-cell/>
        </table:table-row>
        <table:table-row table:style-name="TableRow568">
          <table:covered-table-cell>
            <text:p text:style-name="P569"/>
          </table:covered-table-cell>
          <table:table-cell table:style-name="TableCell570" table:number-rows-spanned="2">
            <text:p text:style-name="P571">Всего</text:p>
          </table:table-cell>
          <table:table-cell table:style-name="TableCell572" table:number-columns-spanned="2">
            <text:p text:style-name="P573">В том числе</text:p>
          </table:table-cell>
          <table:covered-table-cell/>
          <table:table-cell table:style-name="TableCell574" table:number-rows-spanned="2">
            <text:p text:style-name="P575">Всего</text:p>
          </table:table-cell>
          <table:table-cell table:style-name="TableCell576" table:number-columns-spanned="2">
            <text:p text:style-name="P577">В том числе</text:p>
          </table:table-cell>
          <table:covered-table-cell/>
        </table:table-row>
        <table:table-row table:style-name="TableRow578">
          <table:covered-table-cell>
            <text:p text:style-name="P579"/>
          </table:covered-table-cell>
          <table:covered-table-cell>
            <text:p text:style-name="P580"/>
          </table:covered-table-cell>
          <table:table-cell table:style-name="TableCell581">
            <text:p text:style-name="P582">Мужчины</text:p>
          </table:table-cell>
          <table:table-cell table:style-name="TableCell583">
            <text:p text:style-name="P584">Женщины</text:p>
          </table:table-cell>
          <table:covered-table-cell>
            <text:p text:style-name="P585"/>
          </table:covered-table-cell>
          <table:table-cell table:style-name="TableCell586">
            <text:p text:style-name="P587">Мужчины</text:p>
          </table:table-cell>
          <table:table-cell table:style-name="TableCell588">
            <text:p text:style-name="P589">Женщины</text:p>
          </table:table-cell>
        </table:table-row>
        <table:table-row table:style-name="TableRow590"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</table:table-row>
        <table:table-row table:style-name="TableRow605"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  <table:table-cell table:style-name="TableCell616">
            <text:p text:style-name="P617"/>
          </table:table-cell>
          <table:table-cell table:style-name="TableCell618">
            <text:p text:style-name="P619"/>
          </table:table-cell>
        </table:table-row>
        <table:table-row table:style-name="TableRow620">
          <table:table-cell table:style-name="TableCell621">
            <text:p text:style-name="P622"/>
          </table:table-cell>
          <table:table-cell table:style-name="TableCell623">
            <text:p text:style-name="P624"/>
          </table:table-cell>
          <table:table-cell table:style-name="TableCell625">
            <text:p text:style-name="P626"/>
          </table:table-cell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  <table:table-cell table:style-name="TableCell633">
            <text:p text:style-name="P634"/>
          </table:table-cell>
        </table:table-row>
      </table:table>
      <text:p text:style-name="P635"/>
      <text:p text:style-name="P636"><text:span text:style-name="T637">Значения коэффициентов<text:s/></text:span><text:span text:style-name="T638">K</text:span><text:span text:style-name="T639">, для деталей ступенчатых валов</text:span></text:p>
      <table:table table:style-name="Table640">
        <table:table-columns>
          <table:table-column table:style-name="TableColumn641"/>
          <table:table-column table:style-name="TableColumn642"/>
          <table:table-column table:style-name="TableColumn643"/>
          <table:table-column table:style-name="TableColumn644"/>
          <table:table-column table:style-name="TableColumn645"/>
          <table:table-column table:style-name="TableColumn646"/>
          <table:table-column table:style-name="TableColumn647"/>
          <table:table-column table:style-name="TableColumn648"/>
          <table:table-column table:style-name="TableColumn649"/>
        </table:table-columns>
        <table:table-row table:style-name="TableRow650">
          <table:table-cell table:style-name="TableCell651" table:number-rows-spanned="2">
            <text:p text:style-name="P652">Код</text:p>
          </table:table-cell>
          <table:table-cell table:style-name="TableCell653" table:number-rows-spanned="2">
            <text:p text:style-name="P654"><text:span text:style-name="T655">l/D</text:span><text:span text:style-name="T656">ср</text:span></text:p>
          </table:table-cell>
          <table:table-cell table:style-name="TableCell657" table:number-columns-spanned="7">
            <text:p text:style-name="P658"><text:span text:style-name="T659">Длина<text:s/></text:span><text:span text:style-name="T660">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61">
          <table:covered-table-cell>
            <text:p text:style-name="P662"/>
          </table:covered-table-cell>
          <table:covered-table-cell>
            <text:p text:style-name="P663"/>
          </table:covered-table-cell>
          <table:table-cell table:style-name="TableCell664">
            <text:p text:style-name="P665">100-200</text:p>
          </table:table-cell>
          <table:table-cell table:style-name="TableCell666">
            <text:p text:style-name="P667">201-300</text:p>
          </table:table-cell>
          <table:table-cell table:style-name="TableCell668">
            <text:p text:style-name="P669">301-400</text:p>
          </table:table-cell>
          <table:table-cell table:style-name="TableCell670">
            <text:p text:style-name="P671">401-500</text:p>
          </table:table-cell>
          <table:table-cell table:style-name="TableCell672">
            <text:p text:style-name="P673">501-600</text:p>
          </table:table-cell>
          <table:table-cell table:style-name="TableCell674">
            <text:p text:style-name="P675">601-700</text:p>
          </table:table-cell>
          <table:table-cell table:style-name="TableCell676">
            <text:p text:style-name="P677">701-800</text:p>
          </table:table-cell>
        </table:table-row>
        <table:table-row table:style-name="TableRow678">
          <table:table-cell table:style-name="TableCell679">
            <text:p text:style-name="P680">1</text:p>
          </table:table-cell>
          <table:table-cell table:style-name="TableCell681">
            <text:p text:style-name="P682">2</text:p>
          </table:table-cell>
          <table:table-cell table:style-name="TableCell683">
            <text:p text:style-name="P684">3</text:p>
          </table:table-cell>
          <table:table-cell table:style-name="TableCell685">
            <text:p text:style-name="P686">4</text:p>
          </table:table-cell>
          <table:table-cell table:style-name="TableCell687">
            <text:p text:style-name="P688">5</text:p>
          </table:table-cell>
          <table:table-cell table:style-name="TableCell689">
            <text:p text:style-name="P690">6</text:p>
          </table:table-cell>
          <table:table-cell table:style-name="TableCell691">
            <text:p text:style-name="P692">7</text:p>
          </table:table-cell>
          <table:table-cell table:style-name="TableCell693">
            <text:p text:style-name="P694">8</text:p>
          </table:table-cell>
          <table:table-cell table:style-name="TableCell695">
            <text:p text:style-name="P696">9</text:p>
          </table:table-cell>
        </table:table-row>
        <table:table-row table:style-name="TableRow697">
          <table:table-cell table:style-name="TableCell698">
            <text:p text:style-name="P699">0</text:p>
          </table:table-cell>
          <table:table-cell table:style-name="TableCell700">
            <text:p text:style-name="P701">4,5</text:p>
          </table:table-cell>
          <table:table-cell table:style-name="TableCell702">
            <text:p text:style-name="P703">1,0</text:p>
          </table:table-cell>
          <table:table-cell table:style-name="TableCell704">
            <text:p text:style-name="P705">1,3</text:p>
          </table:table-cell>
          <table:table-cell table:style-name="TableCell706">
            <text:p text:style-name="P707">1,5</text:p>
          </table:table-cell>
          <table:table-cell table:style-name="TableCell708">
            <text:p text:style-name="P709"/>
          </table:table-cell>
          <table:table-cell table:style-name="TableCell710">
            <text:p text:style-name="P711"/>
          </table:table-cell>
          <table:table-cell table:style-name="TableCell712">
            <text:p text:style-name="P713"/>
          </table:table-cell>
          <table:table-cell table:style-name="TableCell714">
            <text:p text:style-name="P715"/>
          </table:table-cell>
        </table:table-row>
        <table:table-row table:style-name="TableRow716">
          <table:table-cell table:style-name="TableCell717">
            <text:p text:style-name="P718">1</text:p>
          </table:table-cell>
          <table:table-cell table:style-name="TableCell719">
            <text:p text:style-name="P720">5</text:p>
          </table:table-cell>
          <table:table-cell table:style-name="TableCell721">
            <text:p text:style-name="P722">1,0</text:p>
          </table:table-cell>
          <table:table-cell table:style-name="TableCell723">
            <text:p text:style-name="P724">1,3</text:p>
          </table:table-cell>
          <table:table-cell table:style-name="TableCell725">
            <text:p text:style-name="P726">1,5</text:p>
          </table:table-cell>
          <table:table-cell table:style-name="TableCell727">
            <text:p text:style-name="P728">1,7</text:p>
          </table:table-cell>
          <table:table-cell table:style-name="TableCell729">
            <text:p text:style-name="P730"/>
          </table:table-cell>
          <table:table-cell table:style-name="TableCell731">
            <text:p text:style-name="P732"/>
          </table:table-cell>
          <table:table-cell table:style-name="TableCell733">
            <text:p text:style-name="P734"/>
          </table:table-cell>
        </table:table-row>
        <table:table-row table:style-name="TableRow735">
          <table:table-cell table:style-name="TableCell736">
            <text:p text:style-name="P737">2</text:p>
          </table:table-cell>
          <table:table-cell table:style-name="TableCell738">
            <text:p text:style-name="P739">6</text:p>
          </table:table-cell>
          <table:table-cell table:style-name="TableCell740">
            <text:p text:style-name="P741">0,9</text:p>
          </table:table-cell>
          <table:table-cell table:style-name="TableCell742">
            <text:p text:style-name="P743">1,2</text:p>
          </table:table-cell>
          <table:table-cell table:style-name="TableCell744">
            <text:p text:style-name="P745">1,4</text:p>
          </table:table-cell>
          <table:table-cell table:style-name="TableCell746">
            <text:p text:style-name="P747">1,6</text:p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</table:table-row>
        <table:table-row table:style-name="TableRow754">
          <table:table-cell table:style-name="TableCell755">
            <text:p text:style-name="P756">3</text:p>
          </table:table-cell>
          <table:table-cell table:style-name="TableCell757">
            <text:p text:style-name="P758">7</text:p>
          </table:table-cell>
          <table:table-cell table:style-name="TableCell759">
            <text:p text:style-name="P760">0,9</text:p>
          </table:table-cell>
          <table:table-cell table:style-name="TableCell761">
            <text:p text:style-name="P762">1,1</text:p>
          </table:table-cell>
          <table:table-cell table:style-name="TableCell763">
            <text:p text:style-name="P764">1,3</text:p>
          </table:table-cell>
          <table:table-cell table:style-name="TableCell765">
            <text:p text:style-name="P766">1,5</text:p>
          </table:table-cell>
          <table:table-cell table:style-name="TableCell767">
            <text:p text:style-name="P768">1,7</text:p>
          </table:table-cell>
          <table:table-cell table:style-name="TableCell769">
            <text:p text:style-name="P770"/>
          </table:table-cell>
          <table:table-cell table:style-name="TableCell771">
            <text:p text:style-name="P772"/>
          </table:table-cell>
        </table:table-row>
        <table:table-row table:style-name="TableRow773">
          <table:table-cell table:style-name="TableCell774">
            <text:p text:style-name="P775">4</text:p>
          </table:table-cell>
          <table:table-cell table:style-name="TableCell776">
            <text:p text:style-name="P777">8</text:p>
          </table:table-cell>
          <table:table-cell table:style-name="TableCell778">
            <text:p text:style-name="P779">0,9</text:p>
          </table:table-cell>
          <table:table-cell table:style-name="TableCell780">
            <text:p text:style-name="P781">1,1</text:p>
          </table:table-cell>
          <table:table-cell table:style-name="TableCell782">
            <text:p text:style-name="P783">1,3</text:p>
          </table:table-cell>
          <table:table-cell table:style-name="TableCell784">
            <text:p text:style-name="P785">1,4</text:p>
          </table:table-cell>
          <table:table-cell table:style-name="TableCell786">
            <text:p text:style-name="P787">1,6</text:p>
          </table:table-cell>
          <table:table-cell table:style-name="TableCell788">
            <text:p text:style-name="P789">1,7</text:p>
          </table:table-cell>
          <table:table-cell table:style-name="TableCell790">
            <text:p text:style-name="P791"/>
          </table:table-cell>
        </table:table-row>
        <table:table-row table:style-name="TableRow792">
          <table:table-cell table:style-name="TableCell793">
            <text:p text:style-name="P794">5</text:p>
          </table:table-cell>
          <table:table-cell table:style-name="TableCell795">
            <text:p text:style-name="P796">9-11</text:p>
          </table:table-cell>
          <table:table-cell table:style-name="TableCell797">
            <text:p text:style-name="P798">0,8</text:p>
          </table:table-cell>
          <table:table-cell table:style-name="TableCell799">
            <text:p text:style-name="P800">1,0</text:p>
          </table:table-cell>
          <table:table-cell table:style-name="TableCell801">
            <text:p text:style-name="P802">1,2</text:p>
          </table:table-cell>
          <table:table-cell table:style-name="TableCell803">
            <text:p text:style-name="P804">1,4</text:p>
          </table:table-cell>
          <table:table-cell table:style-name="TableCell805">
            <text:p text:style-name="P806">1,5</text:p>
          </table:table-cell>
          <table:table-cell table:style-name="TableCell807">
            <text:p text:style-name="P808">1,6</text:p>
          </table:table-cell>
          <table:table-cell table:style-name="TableCell809">
            <text:p text:style-name="P810">1,7</text:p>
          </table:table-cell>
        </table:table-row>
        <table:table-row table:style-name="TableRow811">
          <table:table-cell table:style-name="TableCell812">
            <text:p text:style-name="P813">6</text:p>
          </table:table-cell>
          <table:table-cell table:style-name="TableCell814">
            <text:p text:style-name="P815">12-15</text:p>
          </table:table-cell>
          <table:table-cell table:style-name="TableCell816">
            <text:p text:style-name="P817">0,7</text:p>
          </table:table-cell>
          <table:table-cell table:style-name="TableCell818">
            <text:p text:style-name="P819">0,9</text:p>
          </table:table-cell>
          <table:table-cell table:style-name="TableCell820">
            <text:p text:style-name="P821">1,1</text:p>
          </table:table-cell>
          <table:table-cell table:style-name="TableCell822">
            <text:p text:style-name="P823">1,3</text:p>
          </table:table-cell>
          <table:table-cell table:style-name="TableCell824">
            <text:p text:style-name="P825">1,4</text:p>
          </table:table-cell>
          <table:table-cell table:style-name="TableCell826">
            <text:p text:style-name="P827">1,5</text:p>
          </table:table-cell>
          <table:table-cell table:style-name="TableCell828">
            <text:p text:style-name="P829">1,6</text:p>
          </table:table-cell>
        </table:table-row>
        <table:table-row table:style-name="TableRow830">
          <table:table-cell table:style-name="TableCell831">
            <text:p text:style-name="P832">7</text:p>
          </table:table-cell>
          <table:table-cell table:style-name="TableCell833">
            <text:p text:style-name="P834">16-25</text:p>
          </table:table-cell>
          <table:table-cell table:style-name="TableCell835">
            <text:p text:style-name="P836">0,7</text:p>
          </table:table-cell>
          <table:table-cell table:style-name="TableCell837">
            <text:p text:style-name="P838">0,8</text:p>
          </table:table-cell>
          <table:table-cell table:style-name="TableCell839">
            <text:p text:style-name="P840">1,0</text:p>
          </table:table-cell>
          <table:table-cell table:style-name="TableCell841">
            <text:p text:style-name="P842">1,2</text:p>
          </table:table-cell>
          <table:table-cell table:style-name="TableCell843">
            <text:p text:style-name="P844">1,2</text:p>
          </table:table-cell>
          <table:table-cell table:style-name="TableCell845">
            <text:p text:style-name="P846">1,3</text:p>
          </table:table-cell>
          <table:table-cell table:style-name="TableCell847">
            <text:p text:style-name="P848">1,4</text:p>
          </table:table-cell>
        </table:table-row>
      </table:table>
      <text:p text:style-name="P849"/>
      <text:p text:style-name="P850"/>
      <text:p text:style-name="P851"/>
      <text:p text:style-name="P852"/>
      <table:table table:style-name="Table853">
        <table:table-columns>
          <table:table-column table:style-name="TableColumn854"/>
          <table:table-column table:style-name="TableColumn855"/>
          <table:table-column table:style-name="TableColumn856"/>
          <table:table-column table:style-name="TableColumn857"/>
          <table:table-column table:style-name="TableColumn858"/>
          <table:table-column table:style-name="TableColumn859"/>
          <table:table-column table:style-name="TableColumn860"/>
          <table:table-column table:style-name="TableColumn861"/>
          <table:table-column table:style-name="TableColumn862"/>
        </table:table-columns>
        <table:table-row table:style-name="TableRow863">
          <table:table-cell table:style-name="TableCell864" table:number-rows-spanned="3">
            <text:soft-page-break/>
            <text:p text:style-name="P865"><text:span text:style-name="T866">№</text:span></text:p>
            <text:p text:style-name="P867">п/п</text:p>
          </table:table-cell>
          <table:table-cell table:style-name="TableCell868" table:number-rows-spanned="3">
            <text:p text:style-name="P869">Наименование темы</text:p>
          </table:table-cell>
          <table:table-cell table:style-name="TableCell870" table:number-columns-spanned="7">
            <text:p text:style-name="P871">Всего час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72">
          <table:covered-table-cell>
            <text:p text:style-name="P873"/>
          </table:covered-table-cell>
          <table:covered-table-cell>
            <text:p text:style-name="P874"/>
          </table:covered-table-cell>
          <table:table-cell table:style-name="TableCell875" table:number-rows-spanned="2">
            <text:p text:style-name="P876">Трудоемкость</text:p>
          </table:table-cell>
          <table:table-cell table:style-name="TableCell877" table:number-columns-spanned="5">
            <text:p text:style-name="P878">Аудиторных</text:p>
          </table:table-cell>
          <table:covered-table-cell/>
          <table:covered-table-cell/>
          <table:covered-table-cell/>
          <table:covered-table-cell/>
          <table:table-cell table:style-name="TableCell879" table:number-rows-spanned="2">
            <text:p text:style-name="P880">Самостоятельных</text:p>
          </table:table-cell>
        </table:table-row>
        <table:table-row table:style-name="TableRow881">
          <table:covered-table-cell>
            <text:p text:style-name="P882"/>
          </table:covered-table-cell>
          <table:covered-table-cell>
            <text:p text:style-name="P883"/>
          </table:covered-table-cell>
          <table:covered-table-cell>
            <text:p text:style-name="P884"/>
          </table:covered-table-cell>
          <table:table-cell table:style-name="TableCell885">
            <text:p text:style-name="P886">Всего</text:p>
          </table:table-cell>
          <table:table-cell table:style-name="TableCell887">
            <text:p text:style-name="P888">Лекций</text:p>
          </table:table-cell>
          <table:table-cell table:style-name="TableCell889">
            <text:p text:style-name="P890">Практических семинаров</text:p>
          </table:table-cell>
          <table:table-cell table:style-name="TableCell891">
            <text:p text:style-name="P892">Лабораторных</text:p>
          </table:table-cell>
          <table:table-cell table:style-name="TableCell893">
            <text:p text:style-name="P894">Индивидуальных</text:p>
          </table:table-cell>
          <table:covered-table-cell>
            <text:p text:style-name="P895"/>
          </table:covered-table-cell>
        </table:table-row>
        <table:table-row table:style-name="TableRow896">
          <table:table-cell table:style-name="TableCell897" table:number-columns-spanned="9">
            <text:p text:style-name="P898"><text:span text:style-name="T899">I<text:s/></text:span><text:span text:style-name="T900">семестр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01">
          <table:table-cell table:style-name="TableCell902">
            <text:p text:style-name="P903">1</text:p>
          </table:table-cell>
          <table:table-cell table:style-name="TableCell904">
            <text:p text:style-name="P905">Основы информационной культуры</text:p>
          </table:table-cell>
          <table:table-cell table:style-name="TableCell906">
            <text:p text:style-name="P907">26</text:p>
          </table:table-cell>
          <table:table-cell table:style-name="TableCell908">
            <text:p text:style-name="P909">4</text:p>
          </table:table-cell>
          <table:table-cell table:style-name="TableCell910">
            <text:p text:style-name="P911">2</text:p>
          </table:table-cell>
          <table:table-cell table:style-name="TableCell912">
            <text:p text:style-name="P913">-</text:p>
          </table:table-cell>
          <table:table-cell table:style-name="TableCell914">
            <text:p text:style-name="P915">-</text:p>
          </table:table-cell>
          <table:table-cell table:style-name="TableCell916">
            <text:p text:style-name="P917">2</text:p>
          </table:table-cell>
          <table:table-cell table:style-name="TableCell918">
            <text:p text:style-name="P919">22</text:p>
          </table:table-cell>
        </table:table-row>
        <table:table-row table:style-name="TableRow920">
          <table:table-cell table:style-name="TableCell921">
            <text:p text:style-name="P922">2</text:p>
          </table:table-cell>
          <table:table-cell table:style-name="TableCell923">
            <text:p text:style-name="P924">Техническая база информационных технологий</text:p>
          </table:table-cell>
          <table:table-cell table:style-name="TableCell925">
            <text:p text:style-name="P926">10</text:p>
          </table:table-cell>
          <table:table-cell table:style-name="TableCell927">
            <text:p text:style-name="P928">4</text:p>
          </table:table-cell>
          <table:table-cell table:style-name="TableCell929">
            <text:p text:style-name="P930">2</text:p>
          </table:table-cell>
          <table:table-cell table:style-name="TableCell931">
            <text:p text:style-name="P932">-</text:p>
          </table:table-cell>
          <table:table-cell table:style-name="TableCell933">
            <text:p text:style-name="P934">2</text:p>
          </table:table-cell>
          <table:table-cell table:style-name="TableCell935">
            <text:p text:style-name="P936">-</text:p>
          </table:table-cell>
          <table:table-cell table:style-name="TableCell937">
            <text:p text:style-name="P938">6</text:p>
          </table:table-cell>
        </table:table-row>
        <table:table-row table:style-name="TableRow939">
          <table:table-cell table:style-name="TableCell940">
            <text:p text:style-name="P941">3</text:p>
          </table:table-cell>
          <table:table-cell table:style-name="TableCell942">
            <text:p text:style-name="P943">Программное обеспечение персонального компьютера</text:p>
          </table:table-cell>
          <table:table-cell table:style-name="TableCell944">
            <text:p text:style-name="P945">64</text:p>
          </table:table-cell>
          <table:table-cell table:style-name="TableCell946">
            <text:p text:style-name="P947">12</text:p>
          </table:table-cell>
          <table:table-cell table:style-name="TableCell948">
            <text:p text:style-name="P949">4</text:p>
          </table:table-cell>
          <table:table-cell table:style-name="TableCell950">
            <text:p text:style-name="P951">-</text:p>
          </table:table-cell>
          <table:table-cell table:style-name="TableCell952">
            <text:p text:style-name="P953">6</text:p>
          </table:table-cell>
          <table:table-cell table:style-name="TableCell954">
            <text:p text:style-name="P955">2</text:p>
          </table:table-cell>
          <table:table-cell table:style-name="TableCell956">
            <text:p text:style-name="P957">52</text:p>
          </table:table-cell>
        </table:table-row>
        <table:table-row table:style-name="TableRow958">
          <table:table-cell table:style-name="TableCell959">
            <text:p text:style-name="P960"/>
          </table:table-cell>
          <table:table-cell table:style-name="TableCell961">
            <text:p text:style-name="P962">Итого:</text:p>
          </table:table-cell>
          <table:table-cell table:style-name="TableCell963">
            <text:p text:style-name="P964"/>
          </table:table-cell>
          <table:table-cell table:style-name="TableCell965">
            <text:p text:style-name="P966"/>
          </table:table-cell>
          <table:table-cell table:style-name="TableCell967">
            <text:p text:style-name="P968"/>
          </table:table-cell>
          <table:table-cell table:style-name="TableCell969">
            <text:p text:style-name="P970"/>
          </table:table-cell>
          <table:table-cell table:style-name="TableCell971">
            <text:p text:style-name="P972"/>
          </table:table-cell>
          <table:table-cell table:style-name="TableCell973">
            <text:p text:style-name="P974"/>
          </table:table-cell>
          <table:table-cell table:style-name="TableCell975">
            <text:p text:style-name="P976"/>
          </table:table-cell>
        </table:table-row>
        <table:table-row table:style-name="TableRow977">
          <table:table-cell table:style-name="TableCell978" table:number-columns-spanned="9">
            <text:p text:style-name="P979"><text:span text:style-name="T980">II</text:span><text:span text:style-name="T981"><text:s/>семестр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82">
          <table:table-cell table:style-name="TableCell983">
            <text:p text:style-name="P984">4</text:p>
          </table:table-cell>
          <table:table-cell table:style-name="TableCell985">
            <text:p text:style-name="P986">Компьютерные сети</text:p>
          </table:table-cell>
          <table:table-cell table:style-name="TableCell987">
            <text:p text:style-name="P988">18</text:p>
          </table:table-cell>
          <table:table-cell table:style-name="TableCell989">
            <text:p text:style-name="P990">4</text:p>
          </table:table-cell>
          <table:table-cell table:style-name="TableCell991">
            <text:p text:style-name="P992">2</text:p>
          </table:table-cell>
          <table:table-cell table:style-name="TableCell993">
            <text:p text:style-name="P994">-</text:p>
          </table:table-cell>
          <table:table-cell table:style-name="TableCell995">
            <text:p text:style-name="P996">2</text:p>
          </table:table-cell>
          <table:table-cell table:style-name="TableCell997">
            <text:p text:style-name="P998">-</text:p>
          </table:table-cell>
          <table:table-cell table:style-name="TableCell999">
            <text:p text:style-name="P1000">14</text:p>
          </table:table-cell>
        </table:table-row>
        <table:table-row table:style-name="TableRow1001">
          <table:table-cell table:style-name="TableCell1002">
            <text:p text:style-name="P1003">5</text:p>
          </table:table-cell>
          <table:table-cell table:style-name="TableCell1004">
            <text:p text:style-name="P1005">Защита информации</text:p>
          </table:table-cell>
          <table:table-cell table:style-name="TableCell1006">
            <text:p text:style-name="P1007">10</text:p>
          </table:table-cell>
          <table:table-cell table:style-name="TableCell1008">
            <text:p text:style-name="P1009">2</text:p>
          </table:table-cell>
          <table:table-cell table:style-name="TableCell1010">
            <text:p text:style-name="P1011">2</text:p>
          </table:table-cell>
          <table:table-cell table:style-name="TableCell1012">
            <text:p text:style-name="P1013">-</text:p>
          </table:table-cell>
          <table:table-cell table:style-name="TableCell1014">
            <text:p text:style-name="P1015">-</text:p>
          </table:table-cell>
          <table:table-cell table:style-name="TableCell1016">
            <text:p text:style-name="P1017">-</text:p>
          </table:table-cell>
          <table:table-cell table:style-name="TableCell1018">
            <text:p text:style-name="P1019">8</text:p>
          </table:table-cell>
        </table:table-row>
        <table:table-row table:style-name="TableRow1020">
          <table:table-cell table:style-name="TableCell1021">
            <text:p text:style-name="P1022">6</text:p>
          </table:table-cell>
          <table:table-cell table:style-name="TableCell1023">
            <text:p text:style-name="P1024">Информационные системы</text:p>
          </table:table-cell>
          <table:table-cell table:style-name="TableCell1025">
            <text:p text:style-name="P1026">52</text:p>
          </table:table-cell>
          <table:table-cell table:style-name="TableCell1027">
            <text:p text:style-name="P1028">10</text:p>
          </table:table-cell>
          <table:table-cell table:style-name="TableCell1029">
            <text:p text:style-name="P1030">4</text:p>
          </table:table-cell>
          <table:table-cell table:style-name="TableCell1031">
            <text:p text:style-name="P1032">-</text:p>
          </table:table-cell>
          <table:table-cell table:style-name="TableCell1033">
            <text:p text:style-name="P1034">4</text:p>
          </table:table-cell>
          <table:table-cell table:style-name="TableCell1035">
            <text:p text:style-name="P1036">2</text:p>
          </table:table-cell>
          <table:table-cell table:style-name="TableCell1037">
            <text:p text:style-name="P1038">42</text:p>
          </table:table-cell>
        </table:table-row>
        <table:table-row table:style-name="TableRow1039">
          <table:table-cell table:style-name="TableCell1040">
            <text:p text:style-name="P1041"/>
          </table:table-cell>
          <table:table-cell table:style-name="TableCell1042">
            <text:p text:style-name="P1043">Итого:</text:p>
          </table:table-cell>
          <table:table-cell table:style-name="TableCell1044">
            <text:p text:style-name="P1045"/>
          </table:table-cell>
          <table:table-cell table:style-name="TableCell1046">
            <text:p text:style-name="P1047"/>
          </table:table-cell>
          <table:table-cell table:style-name="TableCell1048">
            <text:p text:style-name="P1049"/>
          </table:table-cell>
          <table:table-cell table:style-name="TableCell1050">
            <text:p text:style-name="P1051"/>
          </table:table-cell>
          <table:table-cell table:style-name="TableCell1052">
            <text:p text:style-name="P1053"/>
          </table:table-cell>
          <table:table-cell table:style-name="TableCell1054">
            <text:p text:style-name="P1055"/>
          </table:table-cell>
          <table:table-cell table:style-name="TableCell1056">
            <text:p text:style-name="P1057"/>
          </table:table-cell>
        </table:table-row>
        <table:table-row table:style-name="TableRow1058">
          <table:table-cell table:style-name="TableCell1059">
            <text:p text:style-name="P1060"/>
          </table:table-cell>
          <table:table-cell table:style-name="TableCell1061">
            <text:p text:style-name="P1062">ВСЕГО</text:p>
          </table:table-cell>
          <table:table-cell table:style-name="TableCell1063">
            <text:p text:style-name="P1064"/>
          </table:table-cell>
          <table:table-cell table:style-name="TableCell1065">
            <text:p text:style-name="P1066"/>
          </table:table-cell>
          <table:table-cell table:style-name="TableCell1067">
            <text:p text:style-name="P1068"/>
          </table:table-cell>
          <table:table-cell table:style-name="TableCell1069">
            <text:p text:style-name="P1070"/>
          </table:table-cell>
          <table:table-cell table:style-name="TableCell1071">
            <text:p text:style-name="P1072"/>
          </table:table-cell>
          <table:table-cell table:style-name="TableCell1073">
            <text:p text:style-name="P1074"/>
          </table:table-cell>
          <table:table-cell table:style-name="TableCell1075">
            <text:p text:style-name="P1076"/>
          </table:table-cell>
        </table:table-row>
      </table:table>
      <text:p text:style-name="P1077"/>
      <text:p text:style-name="P1078"/>
      <text:p text:style-name="P1079">Работа с формулами.</text:p>
      <table:table table:style-name="Table1080">
        <table:table-columns>
          <table:table-column table:style-name="TableColumn1081"/>
          <table:table-column table:style-name="TableColumn1082"/>
          <table:table-column table:style-name="TableColumn1083"/>
        </table:table-columns>
        <table:table-row table:style-name="TableRow1084">
          <table:table-cell table:style-name="TableCell1085">
            <text:p text:style-name="P1086">Вариант</text:p>
          </table:table-cell>
          <table:table-cell table:style-name="TableCell1087" table:number-columns-spanned="2">
            <text:p text:style-name="P1088">Задания</text:p>
          </table:table-cell>
          <table:covered-table-cell/>
        </table:table-row>
        <table:table-row table:style-name="TableRow1089">
          <table:table-cell table:style-name="TableCell1090" table:number-rows-spanned="4">
            <text:p text:style-name="P1091">1</text:p>
          </table:table-cell>
          <table:table-cell table:style-name="TableCell1092">
            <text:p text:style-name="P1093"><draw:frame draw:style-name="a0" text:anchor-type="as-char" svg:x="0in" svg:y="0in" svg:width="0.72917in" svg:height="0.70833in" style:rel-width="scale" style:rel-height="scale"><draw:object xlink:href="Object 1/" xlink:type="simple" xlink:show="embed" xlink:actuate="onLoad"/></draw:frame><text:span text:style-name="T1094">dx</text:span></text:p>
          </table:table-cell>
          <table:table-cell table:style-name="TableCell1095">
            <text:p text:style-name="P1096"><draw:frame draw:style-name="a1" text:anchor-type="as-char" svg:x="0in" svg:y="0in" svg:width="3.25in" svg:height="0.63542in" style:rel-width="scale" style:rel-height="scale"><draw:object xlink:href="Object 2/" xlink:type="simple" xlink:show="embed" xlink:actuate="onLoad"/></draw:frame></text:p>
          </table:table-cell>
        </table:table-row>
        <table:table-row table:style-name="TableRow1097">
          <table:covered-table-cell>
            <text:p text:style-name="P1098"/>
          </table:covered-table-cell>
          <table:table-cell table:style-name="TableCell1099">
            <text:p text:style-name="P1100"><text:span text:style-name="T1101">y’=</text:span><draw:frame draw:style-name="a2" text:anchor-type="as-char" svg:x="0in" svg:y="0in" svg:width="0.98958in" svg:height="0.48958in" style:rel-width="scale" style:rel-height="scale"><draw:object xlink:href="Object 3/" xlink:type="simple" xlink:show="embed" xlink:actuate="onLoad"/></draw:frame></text:p>
          </table:table-cell>
          <table:table-cell table:style-name="TableCell1102">
            <text:p text:style-name="P1103"><draw:frame draw:style-name="a3" text:anchor-type="as-char" svg:x="0in" svg:y="0in" svg:width="2.89583in" svg:height="0.86458in" style:rel-width="scale" style:rel-height="scale"><draw:object xlink:href="Object 4/" xlink:type="simple" xlink:show="embed" xlink:actuate="onLoad"/></draw:frame></text:p>
          </table:table-cell>
        </table:table-row>
        <table:table-row table:style-name="TableRow1104">
          <table:covered-table-cell>
            <text:p text:style-name="P1105"/>
          </table:covered-table-cell>
          <table:table-cell table:style-name="TableCell1106">
            <text:p text:style-name="P1107"><text:span text:style-name="T1108">A=</text:span><draw:frame draw:style-name="a4" text:anchor-type="as-char" svg:x="0in" svg:y="0in" svg:width="0.89583in" svg:height="0.625in" style:rel-width="scale" style:rel-height="scale"><draw:object xlink:href="Object 5/" xlink:type="simple" xlink:show="embed" xlink:actuate="onLoad"/></draw:frame></text:p>
          </table:table-cell>
          <table:table-cell table:style-name="TableCell1109">
            <text:p text:style-name="P1110"><draw:frame draw:style-name="a5" text:anchor-type="as-char" svg:x="0in" svg:y="0in" svg:width="0.20833in" svg:height="0.22917in" style:rel-width="scale" style:rel-height="scale"><draw:object xlink:href="Object 6/" xlink:type="simple" xlink:show="embed" xlink:actuate="onLoad"/></draw:frame><text:span text:style-name="T1111">=</text:span><draw:frame draw:style-name="a6" text:anchor-type="as-char" svg:x="0in" svg:y="0in" svg:width="2.82292in" svg:height="0.44792in" style:rel-width="scale" style:rel-height="scale"><draw:object xlink:href="Object 7/" xlink:type="simple" xlink:show="embed" xlink:actuate="onLoad"/></draw:frame></text:p>
          </table:table-cell>
        </table:table-row>
        <table:table-row table:style-name="TableRow1112">
          <table:covered-table-cell>
            <text:p text:style-name="P1113"/>
          </table:covered-table-cell>
          <table:table-cell table:style-name="TableCell1114">
            <text:p text:style-name="P1115"><draw:frame draw:style-name="a7" text:anchor-type="as-char" svg:x="0in" svg:y="0in" svg:width="0.89583in" svg:height="0.23958in" style:rel-width="scale" style:rel-height="scale"><draw:object xlink:href="Object 8/" xlink:type="simple" xlink:show="embed" xlink:actuate="onLoad"/></draw:frame></text:p>
          </table:table-cell>
          <table:table-cell table:style-name="TableCell1116">
            <text:p text:style-name="P1117"><text:span text:style-name="T1118">L</text:span><text:span text:style-name="T1119">=</text:span><draw:frame draw:style-name="a8" text:anchor-type="as-char" svg:x="0in" svg:y="0in" svg:width="3.26042in" svg:height="0.29167in" style:rel-width="scale" style:rel-height="scale"><draw:object xlink:href="Object 9/" xlink:type="simple" xlink:show="embed" xlink:actuate="onLoad"/></draw:frame></text:p>
          </table:table-cell>
        </table:table-row>
        <table:table-row table:style-name="TableRow1120">
          <table:table-cell table:style-name="TableCell1121" table:number-rows-spanned="4">
            <text:p text:style-name="P1122">2</text:p>
          </table:table-cell>
          <table:table-cell table:style-name="TableCell1123">
            <text:p text:style-name="P1124"><draw:frame draw:style-name="a9" text:anchor-type="as-char" svg:x="0in" svg:y="0in" svg:width="1.38542in" svg:height="0.48958in" style:rel-width="scale" style:rel-height="scale"><draw:object xlink:href="Object 10/" xlink:type="simple" xlink:show="embed" xlink:actuate="onLoad"/></draw:frame></text:p>
          </table:table-cell>
          <table:table-cell table:style-name="TableCell1125">
            <text:p text:style-name="P1126"><draw:frame draw:style-name="a10" text:anchor-type="as-char" svg:x="0in" svg:y="0in" svg:width="3.44792in" svg:height="0.52083in" style:rel-width="scale" style:rel-height="scale"><draw:object xlink:href="Object 11/" xlink:type="simple" xlink:show="embed" xlink:actuate="onLoad"/></draw:frame></text:p>
          </table:table-cell>
        </table:table-row>
        <table:table-row table:style-name="TableRow1127">
          <table:covered-table-cell>
            <text:p text:style-name="P1128"/>
          </table:covered-table-cell>
          <table:table-cell table:style-name="TableCell1129">
            <text:p text:style-name="P1130"><text:span text:style-name="T1131">F=</text:span><draw:frame draw:style-name="a11" text:anchor-type="as-char" svg:x="0in" svg:y="0in" svg:width="0.34375in" svg:height="0.47917in" style:rel-width="scale" style:rel-height="scale"><draw:object xlink:href="Object 12/" xlink:type="simple" xlink:show="embed" xlink:actuate="onLoad"/></draw:frame></text:p>
          </table:table-cell>
          <table:table-cell table:style-name="TableCell1132">
            <text:p text:style-name="P1133"><draw:frame draw:style-name="a12" text:anchor-type="as-char" svg:x="0in" svg:y="0in" svg:width="2.38542in" svg:height="0.69792in" style:rel-width="scale" style:rel-height="scale"><draw:object xlink:href="Object 13/" xlink:type="simple" xlink:show="embed" xlink:actuate="onLoad"/></draw:frame></text:p>
          </table:table-cell>
        </table:table-row>
        <table:table-row table:style-name="TableRow1134">
          <table:covered-table-cell>
            <text:p text:style-name="P1135"/>
          </table:covered-table-cell>
          <table:table-cell table:style-name="TableCell1136">
            <text:p text:style-name="P1137"><text:span text:style-name="T1138">A=</text:span><draw:frame draw:style-name="a13" text:anchor-type="as-char" svg:x="0in" svg:y="0in" svg:width="0.97917in" svg:height="0.47917in" style:rel-width="scale" style:rel-height="scale"><draw:object xlink:href="Object 14/" xlink:type="simple" xlink:show="embed" xlink:actuate="onLoad"/></draw:frame></text:p>
          </table:table-cell>
          <table:table-cell table:style-name="TableCell1139">
            <text:p text:style-name="P1140"><draw:frame draw:style-name="a14" text:anchor-type="as-char" svg:x="0in" svg:y="0in" svg:width="1.83333in" svg:height="0.53125in" style:rel-width="scale" style:rel-height="scale"><draw:object xlink:href="Object 15/" xlink:type="simple" xlink:show="embed" xlink:actuate="onLoad"/></draw:frame></text:p>
          </table:table-cell>
        </table:table-row>
        <table:table-row table:style-name="TableRow1141">
          <table:covered-table-cell>
            <text:p text:style-name="P1142"/>
          </table:covered-table-cell>
          <table:table-cell table:style-name="TableCell1143">
            <text:p text:style-name="P1144"><draw:frame draw:style-name="a15" text:anchor-type="as-char" svg:x="0in" svg:y="0in" svg:width="1.27083in" svg:height="0.45833in" style:rel-width="scale" style:rel-height="scale"><draw:object xlink:href="Object 16/" xlink:type="simple" xlink:show="embed" xlink:actuate="onLoad"/></draw:frame></text:p>
          </table:table-cell>
          <table:table-cell table:style-name="TableCell1145">
            <text:p text:style-name="P1146"><draw:frame draw:style-name="a16" text:anchor-type="as-char" svg:x="0in" svg:y="0in" svg:width="2.15625in" svg:height="0.72917in" style:rel-width="scale" style:rel-height="scale"><draw:object xlink:href="Object 17/" xlink:type="simple" xlink:show="embed" xlink:actuate="onLoad"/></draw:frame></text:p>
          </table:table-cell>
        </table:table-row>
      </table:table>
      <text:p text:style-name="P11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мещающийтекст" style:display-name="Замещающий текст" style:family="text" style:parent-style-name="Основнойшрифтабзаца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Vladislav</dc:creator>
    <meta:creation-date>2023-09-28T11:47:00Z</meta:creation-date>
    <dc:date>2023-09-28T11:47:00Z</dc:date>
    <meta:template xlink:href="Normal.dotm" xlink:type="simple"/>
    <meta:editing-cycles>2</meta:editing-cycles>
    <meta:editing-duration>PT60S</meta:editing-duration>
    <meta:document-statistic meta:page-count="5" meta:paragraph-count="4" meta:word-count="341" meta:character-count="2281" meta:row-count="16" meta:non-whitespace-character-count="1944"/>
  </office:meta>
</office:document-meta>
</file>

<file path=Object 1/content.xml><?xml version="1.0" encoding="utf-8"?>
<mml:math xmlns:mml="http://www.w3.org/1998/Math/MathML" xmlns:m="http://schemas.openxmlformats.org/officeDocument/2006/math">
  <mml:mrow>
    <mml:munderover>
      <mml:mo stretchy="false">∫</mml:mo>
      <mml:mrow>
        <mml:mn>0</mml:mn>
      </mml:mrow>
      <mml:mrow>
        <mml:mn>1</mml:mn>
      </mml:mrow>
    </mml:munderover>
    <mml:mrow>
      <mml:mfrac>
        <mml:mrow>
          <mml:msup>
            <mml:mrow>
              <mml:mi mathvariant="bold-italic">e</mml:mi>
            </mml:mrow>
            <mml:mrow>
              <mml:mi mathvariant="bold-italic">x</mml:mi>
            </mml:mrow>
          </mml:msup>
        </mml:mrow>
        <mml:mrow>
          <mml:mn>1</mml:mn>
          <mml:mo>+</mml:mo>
          <mml:msup>
            <mml:mrow>
              <mml:mi mathvariant="bold-italic">e</mml:mi>
            </mml:mrow>
            <mml:mrow>
              <mml:mi mathvariant="bold-italic">x</mml:mi>
            </mml:mrow>
          </mml:msup>
        </mml:mrow>
      </mml:mfrac>
    </mml:mrow>
  </mml:mrow>
</mml:math>
</file>

<file path=Object 10/content.xml><?xml version="1.0" encoding="utf-8"?>
<mml:math xmlns:mml="http://www.w3.org/1998/Math/MathML" xmlns:m="http://schemas.openxmlformats.org/officeDocument/2006/math">
  <mml:mfrac>
    <mml:mrow>
      <mml:msub>
        <mml:mrow>
          <mml:mi mathvariant="bold">Γ</mml:mi>
        </mml:mrow>
        <mml:mrow>
          <mml:mn>1</mml:mn>
        </mml:mrow>
      </mml:msub>
      <mml:mo>(</mml:mo>
      <mml:mi mathvariant="bold-italic">P</mml:mi>
      <mml:mo>∨</mml:mo>
      <mml:mi mathvariant="bold-script">Q</mml:mi>
      <mml:mo>)</mml:mo>
      <mml:msub>
        <mml:mrow>
          <mml:mi mathvariant="bold">Γ</mml:mi>
        </mml:mrow>
        <mml:mrow>
          <mml:mn>2</mml:mn>
        </mml:mrow>
      </mml:msub>
      <mml:mo>→</mml:mo>
      <mml:mo>∆</mml:mo>
    </mml:mrow>
    <mml:mrow>
      <mml:msub>
        <mml:mrow>
          <mml:mi mathvariant="bold">Γ</mml:mi>
        </mml:mrow>
        <mml:mrow>
          <mml:mn>1</mml:mn>
        </mml:mrow>
      </mml:msub>
      <mml:mi mathvariant="bold-italic">P</mml:mi>
      <mml:msub>
        <mml:mrow>
          <mml:mi mathvariant="bold">Γ</mml:mi>
        </mml:mrow>
        <mml:mrow>
          <mml:mn>2</mml:mn>
        </mml:mrow>
      </mml:msub>
    </mml:mrow>
  </mml:mfrac>
</mml:math>
</file>

<file path=Object 11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n>0,8</mml:mn>
              <mml:msup>
                <mml:mrow>
                  <mml:mi mathvariant="bold-italic">x</mml:mi>
                </mml:mrow>
                <mml:mrow>
                  <mml:mn>2</mml:mn>
                </mml:mrow>
              </mml:msup>
              <mml:mo>+</mml:mo>
              <mml:mn>2</mml:mn>
              <mml:mi>x</mml:mi>
              <mml:mi>y</mml:mi>
              <mml:mo>+</mml:mo>
              <mml:mn>1,3</mml:mn>
              <mml:msup>
                <mml:mrow>
                  <mml:mi mathvariant="bold-italic">y</mml:mi>
                </mml:mrow>
                <mml:mrow>
                  <mml:mn>2</mml:mn>
                </mml:mrow>
              </mml:msup>
              <mml:mo>+</mml:mo>
              <mml:mn>20</mml:mn>
              <mml:mi>x</mml:mi>
              <mml:mo>-</mml:mo>
              <mml:mn>15</mml:mn>
              <mml:mi>y</mml:mi>
              <mml:mo>=</mml:mo>
              <mml:mn>0</mml:mn>
            </mml:mrow>
          </mml:mtd>
        </mml:mtr>
        <mml:mtr>
          <mml:mtd>
            <mml:mrow>
              <mml:maligngroup/>
              <mml:msup>
                <mml:mrow>
                  <mml:mi mathvariant="bold-italic">e</mml:mi>
                </mml:mrow>
                <mml:mrow>
                  <mml:mn>0,6</mml:mn>
                  <mml:mi mathvariant="bold-italic">y</mml:mi>
                  <mml:mo>-</mml:mo>
                  <mml:mn>0,8</mml:mn>
                  <mml:mi mathvariant="bold-italic">x</mml:mi>
                </mml:mrow>
              </mml:msup>
              <mml:mo>-</mml:mo>
              <mml:mn>1,14</mml:mn>
              <mml:mi>x</mml:mi>
              <mml:mo>-</mml:mo>
              <mml:mn>1,52</mml:mn>
              <mml:mi>y</mml:mi>
              <mml:mo>=</mml:mo>
              <mml:mn>0</mml:mn>
            </mml:mrow>
          </mml:mtd>
        </mml:mtr>
      </mml:mtable>
    </mml:mrow>
  </mml:mfenced>
</mml:math>
</file>

<file path=Object 12/content.xml><?xml version="1.0" encoding="utf-8"?>
<mml:math xmlns:mml="http://www.w3.org/1998/Math/MathML" xmlns:m="http://schemas.openxmlformats.org/officeDocument/2006/math">
  <mml:mfrac>
    <mml:mrow>
      <mml:mi mathvariant="bold-italic">γ</mml:mi>
      <mml:msup>
        <mml:mrow>
          <mml:mi mathvariant="bold-italic">R</mml:mi>
        </mml:mrow>
        <mml:mrow>
          <mml:mn>3</mml:mn>
        </mml:mrow>
      </mml:msup>
    </mml:mrow>
    <mml:mrow>
      <mml:msup>
        <mml:mrow>
          <mml:mi mathvariant="bold-italic">r</mml:mi>
        </mml:mrow>
        <mml:mrow>
          <mml:mn>2</mml:mn>
        </mml:mrow>
      </mml:msup>
    </mml:mrow>
  </mml:mfrac>
</mml:math>
</file>

<file path=Object 13/content.xml><?xml version="1.0" encoding="utf-8"?>
<mml:math xmlns:mml="http://www.w3.org/1998/Math/MathML" xmlns:m="http://schemas.openxmlformats.org/officeDocument/2006/math">
  <mml:mi mathvariant="bold-italic">μ</mml:mi>
  <mml:mi mathvariant="bold-italic">ω</mml:mi>
  <mml:mo>=</mml:mo>
  <mml:mo>±</mml:mo>
  <mml:msqrt>
    <mml:mfrac>
      <mml:mrow>
        <mml:msub>
          <mml:mrow>
            <mml:mi mathvariant="bold-italic">ω</mml:mi>
          </mml:mrow>
          <mml:mrow>
            <mml:mn>1</mml:mn>
          </mml:mrow>
        </mml:msub>
        <mml:mfenced separators="|">
          <mml:mrow>
            <mml:mi mathvariant="bold-italic">i</mml:mi>
            <mml:mo>-</mml:mo>
            <mml:mi mathvariant="bold-italic">ω</mml:mi>
          </mml:mrow>
        </mml:mfenced>
      </mml:mrow>
      <mml:mrow>
        <mml:mi mathvariant="bold-italic">n</mml:mi>
      </mml:mrow>
    </mml:mfrac>
  </mml:msqrt>
  <mml:mo>(</mml:mo>
  <mml:mn>1</mml:mn>
  <mml:mo>-</mml:mo>
  <mml:mfrac>
    <mml:mrow>
      <mml:mi mathvariant="bold-italic">n</mml:mi>
    </mml:mrow>
    <mml:mrow>
      <mml:mi mathvariant="bold-italic">N</mml:mi>
    </mml:mrow>
  </mml:mfrac>
  <mml:mo>)</mml:mo>
</mml:math>
</file>

<file path=Object 14/content.xml><?xml version="1.0" encoding="utf-8"?>
<mml:math xmlns:mml="http://www.w3.org/1998/Math/MathML" xmlns:m="http://schemas.openxmlformats.org/officeDocument/2006/math">
  <mml:mroot>
    <mml:mrow>
      <mml:mo>-</mml:mo>
      <mml:mfrac>
        <mml:mrow>
          <mml:mi mathvariant="bold-italic">q</mml:mi>
        </mml:mrow>
        <mml:mrow>
          <mml:mn>2</mml:mn>
        </mml:mrow>
      </mml:mfrac>
      <mml:mo>+</mml:mo>
      <mml:msqrt>
        <mml:mi mathvariant="bold-italic">Q</mml:mi>
      </mml:msqrt>
    </mml:mrow>
    <mml:mrow>
      <mml:mn>3</mml:mn>
    </mml:mrow>
  </mml:mroot>
</mml:math>
</file>

<file path=Object 15/content.xml><?xml version="1.0" encoding="utf-8"?>
<mml:math xmlns:mml="http://www.w3.org/1998/Math/MathML" xmlns:m="http://schemas.openxmlformats.org/officeDocument/2006/math">
  <mml:mi mathvariant="bold-italic">f</mml:mi>
  <mml:mfenced separators="|">
    <mml:mrow>
      <mml:mi mathvariant="bold-italic">x</mml:mi>
    </mml:mrow>
  </mml:mfenced>
  <mml:mo>=</mml:mo>
  <mml:mfrac>
    <mml:mrow>
      <mml:mn>1</mml:mn>
    </mml:mrow>
    <mml:mrow>
      <mml:msqrt>
        <mml:mn>2</mml:mn>
        <mml:mi mathvariant="bold-italic">π</mml:mi>
        <mml:mi mathvariant="bold-italic">σ</mml:mi>
      </mml:msqrt>
    </mml:mrow>
  </mml:mfrac>
  <mml:msup>
    <mml:mrow>
      <mml:mi mathvariant="bold-italic">e</mml:mi>
    </mml:mrow>
    <mml:mrow>
      <mml:mfrac>
        <mml:mrow>
          <mml:msup>
            <mml:mrow>
              <mml:mo>-</mml:mo>
              <mml:mo>(</mml:mo>
              <mml:mi mathvariant="bold-italic">x</mml:mi>
              <mml:mo>-</mml:mo>
              <mml:mover accent="true">
                <mml:mrow>
                  <mml:mi mathvariant="bold-italic">x</mml:mi>
                  <mml:mo>)</mml:mo>
                </mml:mrow>
                <mml:mo>-</mml:mo>
              </mml:mover>
            </mml:mrow>
            <mml:mrow>
              <mml:mn>2</mml:mn>
            </mml:mrow>
          </mml:msup>
        </mml:mrow>
        <mml:mrow>
          <mml:mn>2</mml:mn>
          <mml:msup>
            <mml:mrow>
              <mml:mi mathvariant="bold-italic">σ</mml:mi>
            </mml:mrow>
            <mml:mrow>
              <mml:mn>2</mml:mn>
            </mml:mrow>
          </mml:msup>
        </mml:mrow>
      </mml:mfrac>
    </mml:mrow>
  </mml:msup>
</mml:math>
</file>

<file path=Object 16/content.xml><?xml version="1.0" encoding="utf-8"?>
<mml:math xmlns:mml="http://www.w3.org/1998/Math/MathML" xmlns:m="http://schemas.openxmlformats.org/officeDocument/2006/math">
  <mml:msubsup>
    <mml:mrow>
      <mml:mover accent="true">
        <mml:mrow>
          <mml:mi mathvariant="bold-italic">δ</mml:mi>
        </mml:mrow>
        <mml:mo>-</mml:mo>
      </mml:mover>
    </mml:mrow>
    <mml:mrow>
      <mml:mi mathvariant="bold-italic">x</mml:mi>
    </mml:mrow>
    <mml:mrow>
      <mml:mn>2</mml:mn>
    </mml:mrow>
  </mml:msubsup>
  <mml:mo>=</mml:mo>
  <mml:mfrac>
    <mml:mrow>
      <mml:mrow>
        <mml:mo stretchy="false">∑</mml:mo>
        <mml:mrow>
          <mml:mo>(</mml:mo>
          <mml:msub>
            <mml:mrow>
              <mml:mi mathvariant="bold-italic">x</mml:mi>
            </mml:mrow>
            <mml:mrow>
              <mml:mi mathvariant="bold-italic">i</mml:mi>
            </mml:mrow>
          </mml:msub>
          <mml:mo>-</mml:mo>
          <mml:mover accent="true">
            <mml:mrow>
              <mml:mi mathvariant="bold-italic">x</mml:mi>
            </mml:mrow>
            <mml:mo>-</mml:mo>
          </mml:mover>
          <mml:mo>)</mml:mo>
        </mml:mrow>
      </mml:mrow>
    </mml:mrow>
    <mml:mrow>
      <mml:mi mathvariant="bold-italic">n</mml:mi>
    </mml:mrow>
  </mml:mfrac>
</mml:math>
</file>

<file path=Object 17/content.xml><?xml version="1.0" encoding="utf-8"?>
<mml:math xmlns:mml="http://www.w3.org/1998/Math/MathML" xmlns:m="http://schemas.openxmlformats.org/officeDocument/2006/math">
  <mml:mrow>
    <mml:munderover>
      <mml:mo stretchy="false">∫</mml:mo>
      <mml:mrow>
        <mml:mi mathvariant="bold-italic">V</mml:mi>
      </mml:mrow>
      <mml:mrow/>
    </mml:munderover>
    <mml:mrow>
      <mml:mo>∇</mml:mo>
    </mml:mrow>
  </mml:mrow>
  <mml:mi mathvariant="bold-italic">F</mml:mi>
  <mml:mfenced separators="|">
    <mml:mrow>
      <mml:mi mathvariant="bold-italic">r</mml:mi>
    </mml:mrow>
  </mml:mfenced>
  <mml:mo>=</mml:mo>
  <mml:mrow>
    <mml:munderover>
      <mml:mo stretchy="false">∫</mml:mo>
      <mml:mrow/>
      <mml:mrow/>
    </mml:munderover>
    <mml:mrow>
      <mml:mi mathvariant="bold-italic">d</mml:mi>
      <mml:mi mathvariant="bold-italic">s</mml:mi>
    </mml:mrow>
  </mml:mrow>
  <mml:mo>×</mml:mo>
  <mml:mi mathvariant="bold-italic">F</mml:mi>
  <mml:mo>(</mml:mo>
  <mml:mi mathvariant="bold-italic">r</mml:mi>
  <mml:mo>)</mml:mo>
</mml:math>
</file>

<file path=Object 2/content.xml><?xml version="1.0" encoding="utf-8"?>
<mml:math xmlns:mml="http://www.w3.org/1998/Math/MathML" xmlns:m="http://schemas.openxmlformats.org/officeDocument/2006/math">
  <mml:mrow>
    <mml:munderover>
      <mml:mo stretchy="false">∑</mml:mo>
      <mml:mrow>
        <mml:mi mathvariant="bold-italic">k</mml:mi>
        <mml:mo>=</mml:mo>
        <mml:mn>1</mml:mn>
      </mml:mrow>
      <mml:mrow>
        <mml:mi mathvariant="bold-italic">∞</mml:mi>
      </mml:mrow>
    </mml:munderover>
    <mml:mrow>
      <mml:mfrac>
        <mml:mrow>
          <mml:mn>1</mml:mn>
        </mml:mrow>
        <mml:mrow>
          <mml:mi mathvariant="bold-italic">k</mml:mi>
          <mml:mfenced separators="|">
            <mml:mrow>
              <mml:mi mathvariant="bold-italic">k</mml:mi>
              <mml:mo>+</mml:mo>
              <mml:mn>1</mml:mn>
            </mml:mrow>
          </mml:mfenced>
          <mml:mfenced separators="|">
            <mml:mrow>
              <mml:mi mathvariant="bold-italic">k</mml:mi>
              <mml:mo>+</mml:mo>
              <mml:mn>2</mml:mn>
            </mml:mrow>
          </mml:mfenced>
          <mml:mo>…</mml:mo>
          <mml:mo>(</mml:mo>
          <mml:mi mathvariant="bold-italic">k</mml:mi>
          <mml:mo>+</mml:mo>
          <mml:mi mathvariant="bold-italic">m</mml:mi>
          <mml:mo>)</mml:mo>
        </mml:mrow>
      </mml:mfrac>
    </mml:mrow>
  </mml:mrow>
  <mml:mo>=</mml:mo>
  <mml:mfrac>
    <mml:mrow>
      <mml:mn>1</mml:mn>
    </mml:mrow>
    <mml:mrow>
      <mml:mi mathvariant="bold-italic">m</mml:mi>
      <mml:mi mathvariant="bold-italic">m</mml:mi>
      <mml:mo>!</mml:mo>
    </mml:mrow>
  </mml:mfrac>
</mml:math>
</file>

<file path=Object 3/content.xml><?xml version="1.0" encoding="utf-8"?>
<mml:math xmlns:mml="http://www.w3.org/1998/Math/MathML" xmlns:m="http://schemas.openxmlformats.org/officeDocument/2006/math">
  <mml:mfrac>
    <mml:mrow>
      <mml:mn>2</mml:mn>
      <mml:mi mathvariant="bold-italic">x</mml:mi>
      <mml:msup>
        <mml:mrow>
          <mml:mi mathvariant="bold-italic">e</mml:mi>
        </mml:mrow>
        <mml:mrow>
          <mml:mi mathvariant="bold-italic">x</mml:mi>
          <mml:mi mathvariant="bold-italic">y</mml:mi>
        </mml:mrow>
      </mml:msup>
    </mml:mrow>
    <mml:mrow>
      <mml:msup>
        <mml:mrow>
          <mml:mo>(</mml:mo>
          <mml:mn>1</mml:mn>
          <mml:mo>+</mml:mo>
          <mml:msup>
            <mml:mrow>
              <mml:mi mathvariant="bold-italic">x</mml:mi>
            </mml:mrow>
            <mml:mrow>
              <mml:mn>2</mml:mn>
            </mml:mrow>
          </mml:msup>
          <mml:mo>)</mml:mo>
        </mml:mrow>
        <mml:mrow>
          <mml:mn>1</mml:mn>
          <mml:mo>+</mml:mo>
          <mml:mi mathvariant="bold-italic">x</mml:mi>
        </mml:mrow>
      </mml:msup>
    </mml:mrow>
  </mml:mfrac>
</mml:math>
</file>

<file path=Object 4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i>n</mml:mi>
              <mml:mo>∙</mml:mo>
              <mml:msub>
                <mml:mrow>
                  <mml:mi mathvariant="bold-italic">a</mml:mi>
                </mml:mrow>
                <mml:mrow>
                  <mml:mn>0</mml:mn>
                </mml:mrow>
              </mml:msub>
              <mml:msub>
                <mml:mrow>
                  <mml:mo>+</mml:mo>
                  <mml:mi mathvariant="bold-italic">a</mml:mi>
                </mml:mrow>
                <mml:mrow>
                  <mml:mn>1</mml:mn>
                </mml:mrow>
              </mml:msub>
              <mml:mo>∙</mml:mo>
              <mml:mrow>
                <mml:mo stretchy="false">∑</mml:mo>
                <mml:mrow>
                  <mml:mi mathvariant="bold-italic">x</mml:mi>
                  <mml:mo>=</mml:mo>
                  <mml:mrow>
                    <mml:mo stretchy="false">∑</mml:mo>
                    <mml:mrow>
                      <mml:mi mathvariant="bold-italic">y</mml:mi>
                    </mml:mrow>
                  </mml:mrow>
                </mml:mrow>
              </mml:mrow>
            </mml:mrow>
          </mml:mtd>
        </mml:mtr>
        <mml:mtr>
          <mml:mtd>
            <mml:mrow>
              <mml:maligngroup/>
              <mml:msub>
                <mml:mrow>
                  <mml:mi mathvariant="bold-italic">a</mml:mi>
                </mml:mrow>
                <mml:mrow>
                  <mml:mn>0</mml:mn>
                </mml:mrow>
              </mml:msub>
              <mml:mo>∙</mml:mo>
              <mml:mrow>
                <mml:mo stretchy="false">∑</mml:mo>
                <mml:mrow>
                  <mml:mi mathvariant="bold-italic">x</mml:mi>
                </mml:mrow>
              </mml:mrow>
              <mml:mo>+</mml:mo>
              <mml:msub>
                <mml:mrow>
                  <mml:mi mathvariant="bold-italic">a</mml:mi>
                </mml:mrow>
                <mml:mrow>
                  <mml:mn>1</mml:mn>
                </mml:mrow>
              </mml:msub>
              <mml:mo>∙</mml:mo>
              <mml:mrow>
                <mml:mo stretchy="false">∑</mml:mo>
                <mml:mrow>
                  <mml:msup>
                    <mml:mrow>
                      <mml:mi mathvariant="bold-italic">x</mml:mi>
                    </mml:mrow>
                    <mml:mrow>
                      <mml:mn>2</mml:mn>
                    </mml:mrow>
                  </mml:msup>
                </mml:mrow>
              </mml:mrow>
              <mml:mo>=</mml:mo>
              <mml:mrow>
                <mml:mo stretchy="false">∑</mml:mo>
                <mml:mrow>
                  <mml:mi mathvariant="bold-italic">x</mml:mi>
                  <mml:mo>∙</mml:mo>
                  <mml:mi mathvariant="bold-italic">y</mml:mi>
                  <mml:mo>.</mml:mo>
                </mml:mrow>
              </mml:mrow>
            </mml:mrow>
          </mml:mtd>
        </mml:mtr>
      </mml:mtable>
    </mml:mrow>
  </mml:mfenced>
</mml:math>
</file>

<file path=Object 5/content.xml><?xml version="1.0" encoding="utf-8"?>
<mml:math xmlns:mml="http://www.w3.org/1998/Math/MathML" xmlns:m="http://schemas.openxmlformats.org/officeDocument/2006/math">
  <mml:mfenced open="[" close="]" separators="|">
    <mml:mrow>
      <mml:mtable>
        <mml:mtr>
          <mml:mtd>
            <mml:mn>1</mml:mn>
          </mml:mtd>
          <mml:mtd>
            <mml:mn>0</mml:mn>
          </mml:mtd>
          <mml:mtd>
            <mml:mn>0</mml:mn>
          </mml:mtd>
        </mml:mtr>
        <mml:mtr>
          <mml:mtd>
            <mml:mn>1</mml:mn>
          </mml:mtd>
          <mml:mtd>
            <mml:mn>1</mml:mn>
          </mml:mtd>
          <mml:mtd>
            <mml:mn>0</mml:mn>
          </mml:mtd>
        </mml:mtr>
        <mml:mtr>
          <mml:mtd>
            <mml:mn>0</mml:mn>
          </mml:mtd>
          <mml:mtd>
            <mml:mn>0</mml:mn>
          </mml:mtd>
          <mml:mtd>
            <mml:mn>1</mml:mn>
          </mml:mtd>
        </mml:mtr>
      </mml:mtable>
    </mml:mrow>
  </mml:mfenced>
</mml:math>
</file>

<file path=Object 6/content.xml><?xml version="1.0" encoding="utf-8"?>
<mml:math xmlns:mml="http://www.w3.org/1998/Math/MathML" xmlns:m="http://schemas.openxmlformats.org/officeDocument/2006/math">
  <mml:msub>
    <mml:mrow>
      <mml:mi mathvariant="bold-italic">n</mml:mi>
    </mml:mrow>
    <mml:mrow/>
  </mml:msub>
</mml:math>
</file>

<file path=Object 7/content.xml><?xml version="1.0" encoding="utf-8"?>
<mml:math xmlns:mml="http://www.w3.org/1998/Math/MathML" xmlns:m="http://schemas.openxmlformats.org/officeDocument/2006/math">
  <mml:mfrac bevelled="true">
    <mml:mrow>
      <mml:mi mathvariant="bold-italic">N</mml:mi>
      <mml:msup>
        <mml:mrow>
          <mml:mi mathvariant="bold-italic">t</mml:mi>
        </mml:mrow>
        <mml:mrow>
          <mml:mn>2</mml:mn>
        </mml:mrow>
      </mml:msup>
      <mml:mi mathvariant="bold-italic">ω</mml:mi>
      <mml:mo>(</mml:mo>
      <mml:mn>1</mml:mn>
      <mml:mo>-</mml:mo>
      <mml:mi mathvariant="bold-italic">ω</mml:mi>
      <mml:mo>)</mml:mo>
    </mml:mrow>
    <mml:mrow>
      <mml:mi mathvariant="bold-italic">N</mml:mi>
      <mml:msubsup>
        <mml:mrow>
          <mml:mo>∆</mml:mo>
        </mml:mrow>
        <mml:mrow>
          <mml:mi mathvariant="bold-italic">ω</mml:mi>
        </mml:mrow>
        <mml:mrow>
          <mml:mn>2</mml:mn>
        </mml:mrow>
      </mml:msubsup>
      <mml:mo>+</mml:mo>
      <mml:msup>
        <mml:mrow>
          <mml:mi mathvariant="bold-italic">t</mml:mi>
        </mml:mrow>
        <mml:mrow>
          <mml:mn>2</mml:mn>
        </mml:mrow>
      </mml:msup>
      <mml:mi mathvariant="bold-italic">ω</mml:mi>
      <mml:mo>(</mml:mo>
      <mml:mn>1</mml:mn>
      <mml:mo>-</mml:mo>
      <mml:mi mathvariant="bold-italic">ω</mml:mi>
      <mml:mo>)</mml:mo>
    </mml:mrow>
  </mml:mfrac>
</mml:math>
</file>

<file path=Object 8/content.xml><?xml version="1.0" encoding="utf-8"?>
<mml:math xmlns:mml="http://www.w3.org/1998/Math/MathML" xmlns:m="http://schemas.openxmlformats.org/officeDocument/2006/math">
  <mml:mi mathvariant="bold-italic">ρ</mml:mi>
  <mml:mo>=</mml:mo>
  <mml:msub>
    <mml:mrow>
      <mml:mi mathvariant="bold-italic">ρ</mml:mi>
    </mml:mrow>
    <mml:mrow>
      <mml:mn>0</mml:mn>
    </mml:mrow>
  </mml:msub>
  <mml:msup>
    <mml:mrow>
      <mml:mi mathvariant="bold-italic">e</mml:mi>
    </mml:mrow>
    <mml:mrow>
      <mml:mi mathvariant="bold-italic">k</mml:mi>
      <mml:mi mathvariant="bold-italic">φ</mml:mi>
    </mml:mrow>
  </mml:msup>
</mml:math>
</file>

<file path=Object 9/content.xml><?xml version="1.0" encoding="utf-8"?>
<mml:math xmlns:mml="http://www.w3.org/1998/Math/MathML" xmlns:m="http://schemas.openxmlformats.org/officeDocument/2006/math">
  <mml:msqrt>
    <mml:msup>
      <mml:mrow>
        <mml:mo>(</mml:mo>
        <mml:msub>
          <mml:mrow>
            <mml:mi mathvariant="bold-italic">x</mml:mi>
          </mml:mrow>
          <mml:mrow>
            <mml:mn>1</mml:mn>
          </mml:mrow>
        </mml:msub>
        <mml:mo>-</mml:mo>
        <mml:msub>
          <mml:mrow>
            <mml:mi mathvariant="bold-italic">x</mml:mi>
          </mml:mrow>
          <mml:mrow>
            <mml:mn>2</mml:mn>
          </mml:mrow>
        </mml:msub>
        <mml:mo>)</mml:mo>
      </mml:mrow>
      <mml:mrow>
        <mml:mn>2</mml:mn>
      </mml:mrow>
    </mml:msup>
    <mml:mo>+</mml:mo>
    <mml:msup>
      <mml:mrow>
        <mml:mo>(</mml:mo>
        <mml:msub>
          <mml:mrow>
            <mml:mi mathvariant="bold-italic">y</mml:mi>
          </mml:mrow>
          <mml:mrow>
            <mml:mn>1</mml:mn>
          </mml:mrow>
        </mml:msub>
        <mml:mo>-</mml:mo>
        <mml:msub>
          <mml:mrow>
            <mml:mi mathvariant="bold-italic">y</mml:mi>
          </mml:mrow>
          <mml:mrow>
            <mml:mn>2</mml:mn>
          </mml:mrow>
        </mml:msub>
        <mml:mo>)</mml:mo>
      </mml:mrow>
      <mml:mrow>
        <mml:mn>2</mml:mn>
      </mml:mrow>
    </mml:msup>
    <mml:mo>+</mml:mo>
    <mml:msup>
      <mml:mrow>
        <mml:mo>(</mml:mo>
        <mml:msub>
          <mml:mrow>
            <mml:mi mathvariant="bold-italic">z</mml:mi>
          </mml:mrow>
          <mml:mrow>
            <mml:mn>1</mml:mn>
          </mml:mrow>
        </mml:msub>
        <mml:mo>-</mml:mo>
        <mml:msub>
          <mml:mrow>
            <mml:mi mathvariant="bold-italic">z</mml:mi>
          </mml:mrow>
          <mml:mrow>
            <mml:mn>2</mml:mn>
          </mml:mrow>
        </mml:msub>
        <mml:mo>)</mml:mo>
      </mml:mrow>
      <mml:mrow>
        <mml:mn>2</mml:mn>
      </mml:mrow>
    </mml:msup>
  </mml:msqrt>
</mml:math>
</file>